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ae3ad4" officeooo:paragraph-rsid="00ae3ad4" style:font-size-asian="18pt" style:font-size-complex="18pt"/>
    </style:style>
    <style:style style:name="P9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cb7f5f" officeooo:paragraph-rsid="00cb7f5f" style:font-size-asian="18pt" style:font-size-complex="18pt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287be" officeooo:paragraph-rsid="00d287be" style:font-size-asian="18pt" style:font-size-complex="18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d7a278" officeooo:paragraph-rsid="00d7a278" style:font-size-asian="18pt" style:font-size-complex="18pt"/>
    </style:style>
    <style:style style:name="P12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e112ed" officeooo:paragraph-rsid="00e112ed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style:font-name="Futura Std Condensed1" fo:font-size="18pt" fo:language="en" fo:country="US" style:text-underline-style="none" officeooo:rsid="00cb7f5f" officeooo:paragraph-rsid="00d287be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ae3ad4" style:font-size-asian="14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Futura Std Condensed1" fo:font-size="16pt" fo:language="en" fo:country="US" style:text-underline-style="solid" style:text-underline-width="auto" style:text-underline-color="font-color" officeooo:rsid="00ae3ad4" officeooo:paragraph-rsid="00d7a278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ae7c16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b3984f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1" fo:font-size="16pt" fo:language="en" fo:country="US" style:text-underline-style="none" officeooo:rsid="00ae3ad4" officeooo:paragraph-rsid="00d7a278" style:font-size-asian="14pt" style:font-size-complex="16pt"/>
    </style:style>
    <style:style style:name="P21" style:family="paragraph" style:parent-style-name="Standard">
      <style:paragraph-properties fo:text-align="center" style:justify-single-word="false"/>
      <style:text-properties style:font-name="Futura Std Condensed Light1" fo:font-size="18pt" fo:language="en" fo:country="US" officeooo:rsid="000b6374" officeooo:paragraph-rsid="000b6374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2957f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13b1f0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71d54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b15d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2c96b5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9a480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ac6ad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b5999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1c2f4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5f27d7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82b1fc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2957f" officeooo:paragraph-rsid="003e9bc7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102006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102006" officeooo:paragraph-rsid="003e9bc7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271d54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3e9bc7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4f7ac0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8b52c7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9437be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cc94b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de2205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bffaf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ef6c52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6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officeooo:rsid="000b6374" officeooo:paragraph-rsid="00f77c78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271d54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0c212f" officeooo:paragraph-rsid="003cae1f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c96b5" officeooo:paragraph-rsid="005ac6ad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2f6e18" officeooo:paragraph-rsid="0082b1fc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3e9bc7" officeooo:paragraph-rsid="00c84595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d87f02" officeooo:paragraph-rsid="00d87f02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officeooo:rsid="007b6d21" officeooo:paragraph-rsid="00ef6c52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ec6f4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35b9c5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5170e5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14442c" style:font-size-asian="16pt" style:font-size-complex="16pt"/>
    </style:style>
    <style:style style:name="P5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6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6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9cb617" style:font-size-asian="16pt" style:font-size-complex="16pt"/>
    </style:style>
    <style:style style:name="P6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a7cb89" style:font-size-asian="16pt" style:font-size-complex="16pt"/>
    </style:style>
    <style:style style:name="P6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4442c" officeooo:paragraph-rsid="00d87f02" style:font-size-asian="16pt" style:font-size-complex="16pt"/>
    </style:style>
    <style:style style:name="P6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14442c" officeooo:paragraph-rsid="002b15d7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56295" officeooo:paragraph-rsid="00156295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1ec6f4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0c212f" officeooo:paragraph-rsid="004ffb0c" style:font-size-asian="16pt" style:font-size-complex="16pt"/>
    </style:style>
    <style:style style:name="P6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1ec6f4" officeooo:paragraph-rsid="0031ad22" style:font-size-asian="16pt" style:font-size-complex="16pt"/>
    </style:style>
    <style:style style:name="P6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7fa61" officeooo:paragraph-rsid="00b7fa61" style:font-size-asian="16pt" style:font-size-complex="16pt"/>
    </style:style>
    <style:style style:name="P7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b8d8fd" officeooo:paragraph-rsid="00b8d8fd" style:font-size-asian="16pt" style:font-size-complex="16pt"/>
    </style:style>
    <style:style style:name="P71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84595" officeooo:paragraph-rsid="00c84595" style:font-size-asian="16pt" style:font-size-complex="16pt"/>
    </style:style>
    <style:style style:name="P7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cb7f5f" officeooo:paragraph-rsid="00d87f02" style:font-size-asian="16pt" style:font-size-complex="16pt"/>
    </style:style>
    <style:style style:name="P74" style:family="paragraph" style:parent-style-name="Standard">
      <style:paragraph-properties fo:text-align="center" style:justify-single-word="false"/>
      <style:text-properties style:font-name="Futura Std Condensed Light1" fo:font-size="16pt" fo:language="en" fo:country="US" style:text-underline-style="none" officeooo:rsid="00cb7f5f" officeooo:paragraph-rsid="00d287be" style:font-size-asian="16pt" style:font-size-complex="16pt"/>
    </style:style>
    <style:style style:name="P7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d287be" officeooo:paragraph-rsid="00d287be" style:font-size-asian="16pt" style:font-size-complex="16pt"/>
    </style:style>
    <style:style style:name="P7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cb7f5f" style:font-size-asian="14pt" style:font-size-complex="16pt"/>
    </style:style>
    <style:style style:name="P7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112ed" style:font-size-asian="14pt" style:font-size-complex="16pt"/>
    </style:style>
    <style:style style:name="P7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e9a091" style:font-size-asian="14pt" style:font-size-complex="16pt"/>
    </style:style>
    <style:style style:name="P79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77c78" style:font-size-asian="14pt" style:font-size-complex="16pt"/>
    </style:style>
    <style:style style:name="P80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style:text-underline-style="none" officeooo:rsid="00ae3ad4" officeooo:paragraph-rsid="00fa6c72" style:font-size-asian="14pt" style:font-size-complex="16pt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2f6e18" style:font-size-asian="16pt" style:font-size-complex="16pt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324fc3" style:font-size-asian="16pt" style:font-size-complex="16pt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5d8a45" style:font-size-asian="16pt" style:font-size-complex="16pt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608b0f" style:font-size-asian="16pt" style:font-size-complex="16pt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1581d" style:font-size-asian="16pt" style:font-size-complex="16pt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82b1fc" style:font-size-asian="16pt" style:font-size-complex="16pt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14442c" officeooo:paragraph-rsid="00a27b36" style:font-size-asian="16pt" style:font-size-complex="16pt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2c96b5" officeooo:paragraph-rsid="00324fc3" style:font-size-asian="16pt" style:font-size-complex="16pt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3a4d7" officeooo:paragraph-rsid="0063a4d7" style:font-size-asian="16pt" style:font-size-complex="16pt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9caad" style:font-size-asian="16pt" style:font-size-complex="16pt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9baf7e" style:font-size-asian="16pt" style:font-size-complex="16pt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none" officeooo:rsid="0068a441" officeooo:paragraph-rsid="00757a7e" style:font-size-asian="16pt" style:font-size-complex="16pt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14442c" officeooo:paragraph-rsid="00271d54" style:font-size-asian="16pt" style:font-size-complex="16pt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officeooo:rsid="002b15d7" officeooo:paragraph-rsid="00271d54" style:font-size-asian="16pt" style:font-size-complex="16pt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6pt" fo:language="en" fo:country="US" style:text-underline-style="solid" style:text-underline-width="auto" style:text-underline-color="font-color" officeooo:rsid="002f6e18" officeooo:paragraph-rsid="0082b1fc" style:font-size-asian="16pt" style:font-size-complex="16pt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font-name="Futura Std Condensed Light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7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8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9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0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style:font-name="Futura Std Condensed" fo:font-size="18pt" fo:language="en" fo:country="US" officeooo:rsid="002b15d7" officeooo:paragraph-rsid="002b15d7" style:font-size-asian="18pt" style:font-size-complex="18pt"/>
    </style:style>
    <style:style style:name="P102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103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10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105" style:family="paragraph" style:parent-style-name="Standard">
      <style:paragraph-properties fo:text-align="center" style:justify-single-word="false"/>
      <style:text-properties fo:color="#c9211e" loext:opacity="100%" style:font-name="Futura Std Condensed" fo:font-size="16pt" fo:language="en" fo:country="US" officeooo:rsid="00f77c78" officeooo:paragraph-rsid="00f77c78" style:font-size-asian="16pt" style:font-size-complex="16pt"/>
    </style:style>
    <style:style style:name="P10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99caad" officeooo:paragraph-rsid="00757a7e" style:font-size-asian="16pt" style:font-size-complex="16pt"/>
    </style:style>
    <style:style style:name="P107" style:family="paragraph" style:parent-style-name="Standard">
      <style:paragraph-properties fo:text-align="start" style:justify-single-word="false"/>
      <style:text-properties officeooo:paragraph-rsid="00931601"/>
    </style:style>
    <style:style style:name="P108" style:family="paragraph" style:parent-style-name="Standard">
      <style:paragraph-properties fo:text-align="start" style:justify-single-word="false"/>
      <style:text-properties officeooo:paragraph-rsid="0063a4d7"/>
    </style:style>
    <style:style style:name="P109" style:family="paragraph" style:parent-style-name="Standard">
      <style:paragraph-properties fo:text-align="start" style:justify-single-word="false"/>
      <style:text-properties style:font-name="Futura Std Condensed Light" fo:font-size="16pt" officeooo:paragraph-rsid="00931601" style:font-size-asian="16pt" style:font-size-complex="16pt"/>
    </style:style>
    <style:style style:name="P110" style:family="paragraph" style:parent-style-name="Standard">
      <style:paragraph-properties fo:text-align="start" style:justify-single-word="false"/>
      <style:text-properties style:font-name="Futura Std Condensed Light" fo:font-size="16pt" officeooo:rsid="00c161c5" officeooo:paragraph-rsid="00c28cba" style:font-size-asian="16pt" style:font-size-complex="16pt"/>
    </style:style>
    <style:style style:name="P111" style:family="paragraph" style:parent-style-name="Standard">
      <style:paragraph-properties fo:text-align="start" style:justify-single-word="false"/>
      <style:text-properties fo:color="#3465a4" loext:opacity="100%" style:font-name="Futura Std Condensed Light1" fo:font-size="16pt" fo:language="en" fo:country="US" officeooo:rsid="00de2205" officeooo:paragraph-rsid="00de2205" style:font-size-asian="16pt" style:font-size-complex="16pt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51542"/>
    </style:style>
    <style:style style:name="T8" style:family="text">
      <style:text-properties fo:color="#c9211e" loext:opacity="100%" style:font-name="Futura Std Condensed1" officeooo:rsid="0013b1f0"/>
    </style:style>
    <style:style style:name="T9" style:family="text">
      <style:text-properties fo:color="#c9211e" loext:opacity="100%" style:font-name="Futura Std Condensed1" officeooo:rsid="006ce0e1"/>
    </style:style>
    <style:style style:name="T10" style:family="text">
      <style:text-properties fo:color="#c9211e" loext:opacity="100%" style:font-name="Futura Std Condensed1" officeooo:rsid="0014442c"/>
    </style:style>
    <style:style style:name="T11" style:family="text">
      <style:text-properties fo:color="#c9211e" loext:opacity="100%" style:font-name="Futura Std Condensed1" officeooo:rsid="00d87f02"/>
    </style:style>
    <style:style style:name="T12" style:family="text">
      <style:text-properties fo:color="#c9211e" loext:opacity="100%" style:font-name="Futura Std Condensed1" officeooo:rsid="007f1654"/>
    </style:style>
    <style:style style:name="T13" style:family="text">
      <style:text-properties fo:color="#c9211e" loext:opacity="100%" style:font-name="Futura Std Condensed"/>
    </style:style>
    <style:style style:name="T14" style:family="text">
      <style:text-properties fo:color="#c9211e" loext:opacity="100%" style:font-name="Futura Std Condensed" officeooo:rsid="0012957f"/>
    </style:style>
    <style:style style:name="T15" style:family="text">
      <style:text-properties fo:color="#c9211e" loext:opacity="100%" style:font-name="Futura Std Condensed" officeooo:rsid="000f8f6a"/>
    </style:style>
    <style:style style:name="T16" style:family="text">
      <style:text-properties fo:color="#c9211e" loext:opacity="100%" style:font-name="Futura Std Condensed" officeooo:rsid="000dbedd"/>
    </style:style>
    <style:style style:name="T17" style:family="text">
      <style:text-properties fo:color="#c9211e" loext:opacity="100%" style:font-name="Futura Std Condensed" officeooo:rsid="000e06bf"/>
    </style:style>
    <style:style style:name="T18" style:family="text">
      <style:text-properties fo:color="#c9211e" loext:opacity="100%" style:font-name="Futura Std Condensed" officeooo:rsid="001362f7"/>
    </style:style>
    <style:style style:name="T19" style:family="text">
      <style:text-properties fo:color="#c9211e" loext:opacity="100%" style:font-name="Futura Std Condensed" officeooo:rsid="0013b1f0"/>
    </style:style>
    <style:style style:name="T20" style:family="text">
      <style:text-properties fo:color="#c9211e" loext:opacity="100%" style:font-name="Futura Std Condensed" officeooo:rsid="0014442c"/>
    </style:style>
    <style:style style:name="T21" style:family="text">
      <style:text-properties fo:color="#c9211e" loext:opacity="100%" style:font-name="Futura Std Condensed" officeooo:rsid="00145467"/>
    </style:style>
    <style:style style:name="T22" style:family="text">
      <style:text-properties fo:color="#c9211e" loext:opacity="100%" style:font-name="Futura Std Condensed" officeooo:rsid="00155c6b"/>
    </style:style>
    <style:style style:name="T23" style:family="text">
      <style:text-properties fo:color="#c9211e" loext:opacity="100%" style:font-name="Futura Std Condensed" officeooo:rsid="0018b4d5"/>
    </style:style>
    <style:style style:name="T24" style:family="text">
      <style:text-properties fo:color="#c9211e" loext:opacity="100%" style:font-name="Futura Std Condensed" officeooo:rsid="0018c4ea"/>
    </style:style>
    <style:style style:name="T25" style:family="text">
      <style:text-properties fo:color="#c9211e" loext:opacity="100%" style:font-name="Futura Std Condensed" officeooo:rsid="001a20db"/>
    </style:style>
    <style:style style:name="T26" style:family="text">
      <style:text-properties fo:color="#c9211e" loext:opacity="100%" style:font-name="Futura Std Condensed" officeooo:rsid="001c6e04"/>
    </style:style>
    <style:style style:name="T27" style:family="text">
      <style:text-properties fo:color="#c9211e" loext:opacity="100%" style:font-name="Futura Std Condensed" officeooo:rsid="001d91d9"/>
    </style:style>
    <style:style style:name="T28" style:family="text">
      <style:text-properties fo:color="#c9211e" loext:opacity="100%" style:font-name="Futura Std Condensed" officeooo:rsid="00202faa"/>
    </style:style>
    <style:style style:name="T29" style:family="text">
      <style:text-properties fo:color="#c9211e" loext:opacity="100%" style:font-name="Futura Std Condensed" officeooo:rsid="002104e7"/>
    </style:style>
    <style:style style:name="T30" style:family="text">
      <style:text-properties fo:color="#c9211e" loext:opacity="100%" style:font-name="Futura Std Condensed" officeooo:rsid="001ec6f4"/>
    </style:style>
    <style:style style:name="T31" style:family="text">
      <style:text-properties fo:color="#c9211e" loext:opacity="100%" style:font-name="Futura Std Condensed" officeooo:rsid="002b15d7"/>
    </style:style>
    <style:style style:name="T32" style:family="text">
      <style:text-properties fo:color="#c9211e" loext:opacity="100%" style:font-name="Futura Std Condensed" officeooo:rsid="00324fc3"/>
    </style:style>
    <style:style style:name="T33" style:family="text">
      <style:text-properties fo:color="#c9211e" loext:opacity="100%" style:font-name="Futura Std Condensed" officeooo:rsid="003600f1"/>
    </style:style>
    <style:style style:name="T34" style:family="text">
      <style:text-properties fo:color="#c9211e" loext:opacity="100%" style:font-name="Futura Std Condensed" officeooo:rsid="00254600"/>
    </style:style>
    <style:style style:name="T35" style:family="text">
      <style:text-properties fo:color="#c9211e" loext:opacity="100%" style:font-name="Futura Std Condensed" officeooo:rsid="00271d54"/>
    </style:style>
    <style:style style:name="T36" style:family="text">
      <style:text-properties fo:color="#c9211e" loext:opacity="100%" style:font-name="Futura Std Condensed" officeooo:rsid="00291794"/>
    </style:style>
    <style:style style:name="T37" style:family="text">
      <style:text-properties fo:color="#c9211e" loext:opacity="100%" style:font-name="Futura Std Condensed" officeooo:rsid="002c96b5"/>
    </style:style>
    <style:style style:name="T38" style:family="text">
      <style:text-properties fo:color="#c9211e" loext:opacity="100%" style:font-name="Futura Std Condensed" officeooo:rsid="002f6e18"/>
    </style:style>
    <style:style style:name="T39" style:family="text">
      <style:text-properties fo:color="#c9211e" loext:opacity="100%" style:font-name="Futura Std Condensed" style:text-underline-style="solid" style:text-underline-width="auto" style:text-underline-color="font-color"/>
    </style:style>
    <style:style style:name="T40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41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42" style:family="text">
      <style:text-properties fo:color="#c9211e" loext:opacity="100%" style:font-name="Futura Std Condensed" style:text-underline-style="solid" style:text-underline-width="auto" style:text-underline-color="font-color" officeooo:rsid="002104e7"/>
    </style:style>
    <style:style style:name="T43" style:family="text">
      <style:text-properties fo:color="#c9211e" loext:opacity="100%" style:font-name="Futura Std Condensed" style:text-underline-style="solid" style:text-underline-width="auto" style:text-underline-color="font-color" officeooo:rsid="00145467"/>
    </style:style>
    <style:style style:name="T44" style:family="text">
      <style:text-properties fo:color="#c9211e" loext:opacity="100%" style:font-name="Futura Std Condensed" style:text-underline-style="solid" style:text-underline-width="auto" style:text-underline-color="font-color" officeooo:rsid="0043e337"/>
    </style:style>
    <style:style style:name="T45" style:family="text">
      <style:text-properties fo:color="#c9211e" loext:opacity="100%" style:font-name="Futura Std Condensed" style:text-underline-style="solid" style:text-underline-width="auto" style:text-underline-color="font-color" officeooo:rsid="005a3f3b"/>
    </style:style>
    <style:style style:name="T46" style:family="text">
      <style:text-properties fo:color="#c9211e" loext:opacity="100%" style:font-name="Futura Std Condensed" style:text-underline-style="solid" style:text-underline-width="auto" style:text-underline-color="font-color" officeooo:rsid="004e68bd"/>
    </style:style>
    <style:style style:name="T47" style:family="text">
      <style:text-properties fo:color="#c9211e" loext:opacity="100%" style:font-name="Futura Std Condensed" style:text-underline-style="solid" style:text-underline-width="auto" style:text-underline-color="font-color" officeooo:rsid="001362f7"/>
    </style:style>
    <style:style style:name="T48" style:family="text">
      <style:text-properties fo:color="#c9211e" loext:opacity="100%" style:font-name="Futura Std Condensed" style:text-underline-style="solid" style:text-underline-width="auto" style:text-underline-color="font-color" officeooo:rsid="00dcc94b"/>
    </style:style>
    <style:style style:name="T49" style:family="text">
      <style:text-properties fo:color="#c9211e" loext:opacity="100%" style:font-name="Futura Std Condensed" style:text-underline-style="solid" style:text-underline-width="auto" style:text-underline-color="font-color" officeooo:rsid="00de2205"/>
    </style:style>
    <style:style style:name="T50" style:family="text">
      <style:text-properties fo:color="#c9211e" loext:opacity="100%" style:font-name="Futura Std Condensed" style:text-underline-style="solid" style:text-underline-width="auto" style:text-underline-color="font-color" officeooo:rsid="00e9a091"/>
    </style:style>
    <style:style style:name="T51" style:family="text">
      <style:text-properties fo:color="#c9211e" loext:opacity="100%" style:font-name="Futura Std Condensed" officeooo:rsid="0035b9c5"/>
    </style:style>
    <style:style style:name="T52" style:family="text">
      <style:text-properties fo:color="#c9211e" loext:opacity="100%" style:font-name="Futura Std Condensed" officeooo:rsid="003e9bc7"/>
    </style:style>
    <style:style style:name="T53" style:family="text">
      <style:text-properties fo:color="#c9211e" loext:opacity="100%" style:font-name="Futura Std Condensed" officeooo:rsid="0043e337"/>
    </style:style>
    <style:style style:name="T54" style:family="text">
      <style:text-properties fo:color="#c9211e" loext:opacity="100%" style:font-name="Futura Std Condensed" officeooo:rsid="0048922a"/>
    </style:style>
    <style:style style:name="T55" style:family="text">
      <style:text-properties fo:color="#c9211e" loext:opacity="100%" style:font-name="Futura Std Condensed" officeooo:rsid="004b5574"/>
    </style:style>
    <style:style style:name="T56" style:family="text">
      <style:text-properties fo:color="#c9211e" loext:opacity="100%" style:font-name="Futura Std Condensed" officeooo:rsid="004e68bd"/>
    </style:style>
    <style:style style:name="T57" style:family="text">
      <style:text-properties fo:color="#c9211e" loext:opacity="100%" style:font-name="Futura Std Condensed" officeooo:rsid="004f4fd7"/>
    </style:style>
    <style:style style:name="T58" style:family="text">
      <style:text-properties fo:color="#c9211e" loext:opacity="100%" style:font-name="Futura Std Condensed" officeooo:rsid="00509422"/>
    </style:style>
    <style:style style:name="T59" style:family="text">
      <style:text-properties fo:color="#c9211e" loext:opacity="100%" style:font-name="Futura Std Condensed" officeooo:rsid="005170e5"/>
    </style:style>
    <style:style style:name="T60" style:family="text">
      <style:text-properties fo:color="#c9211e" loext:opacity="100%" style:font-name="Futura Std Condensed" officeooo:rsid="00530c9e"/>
    </style:style>
    <style:style style:name="T61" style:family="text">
      <style:text-properties fo:color="#c9211e" loext:opacity="100%" style:font-name="Futura Std Condensed" officeooo:rsid="0058a901"/>
    </style:style>
    <style:style style:name="T62" style:family="text">
      <style:text-properties fo:color="#c9211e" loext:opacity="100%" style:font-name="Futura Std Condensed" officeooo:rsid="005a6b4c"/>
    </style:style>
    <style:style style:name="T63" style:family="text">
      <style:text-properties fo:color="#c9211e" loext:opacity="100%" style:font-name="Futura Std Condensed" officeooo:rsid="005ac6ad"/>
    </style:style>
    <style:style style:name="T64" style:family="text">
      <style:text-properties fo:color="#c9211e" loext:opacity="100%" style:font-name="Futura Std Condensed" officeooo:rsid="005ad40e"/>
    </style:style>
    <style:style style:name="T65" style:family="text">
      <style:text-properties fo:color="#c9211e" loext:opacity="100%" style:font-name="Futura Std Condensed" officeooo:rsid="005b5999"/>
    </style:style>
    <style:style style:name="T66" style:family="text">
      <style:text-properties fo:color="#c9211e" loext:opacity="100%" style:font-name="Futura Std Condensed" officeooo:rsid="005c7fa8"/>
    </style:style>
    <style:style style:name="T67" style:family="text">
      <style:text-properties fo:color="#c9211e" loext:opacity="100%" style:font-name="Futura Std Condensed" officeooo:rsid="005d8a45"/>
    </style:style>
    <style:style style:name="T68" style:family="text">
      <style:text-properties fo:color="#c9211e" loext:opacity="100%" style:font-name="Futura Std Condensed" officeooo:rsid="00608b0f"/>
    </style:style>
    <style:style style:name="T69" style:family="text">
      <style:text-properties fo:color="#c9211e" loext:opacity="100%" style:font-name="Futura Std Condensed" officeooo:rsid="0061e677"/>
    </style:style>
    <style:style style:name="T70" style:family="text">
      <style:text-properties fo:color="#c9211e" loext:opacity="100%" style:font-name="Futura Std Condensed" officeooo:rsid="0069a474"/>
    </style:style>
    <style:style style:name="T71" style:family="text">
      <style:text-properties fo:color="#c9211e" loext:opacity="100%" style:font-name="Futura Std Condensed" officeooo:rsid="00757a7e"/>
    </style:style>
    <style:style style:name="T72" style:family="text">
      <style:text-properties fo:color="#c9211e" loext:opacity="100%" style:font-name="Futura Std Condensed" officeooo:rsid="00811ecb"/>
    </style:style>
    <style:style style:name="T73" style:family="text">
      <style:text-properties fo:color="#c9211e" loext:opacity="100%" style:font-name="Futura Std Condensed" officeooo:rsid="0082b1fc"/>
    </style:style>
    <style:style style:name="T74" style:family="text">
      <style:text-properties fo:color="#c9211e" loext:opacity="100%" style:font-name="Futura Std Condensed" officeooo:rsid="008bfe80"/>
    </style:style>
    <style:style style:name="T75" style:family="text">
      <style:text-properties fo:color="#c9211e" loext:opacity="100%" style:font-name="Futura Std Condensed" officeooo:rsid="007dbde0"/>
    </style:style>
    <style:style style:name="T76" style:family="text">
      <style:text-properties fo:color="#c9211e" loext:opacity="100%" style:font-name="Futura Std Condensed" officeooo:rsid="007f1654"/>
    </style:style>
    <style:style style:name="T77" style:family="text">
      <style:text-properties fo:color="#c9211e" loext:opacity="100%" style:font-name="Futura Std Condensed" officeooo:rsid="0081581d"/>
    </style:style>
    <style:style style:name="T78" style:family="text">
      <style:text-properties fo:color="#c9211e" loext:opacity="100%" style:font-name="Futura Std Condensed" officeooo:rsid="009437be"/>
    </style:style>
    <style:style style:name="T79" style:family="text">
      <style:text-properties fo:color="#c9211e" loext:opacity="100%" style:font-name="Futura Std Condensed" officeooo:rsid="0096314b"/>
    </style:style>
    <style:style style:name="T80" style:family="text">
      <style:text-properties fo:color="#c9211e" loext:opacity="100%" style:font-name="Futura Std Condensed" officeooo:rsid="0099caad"/>
    </style:style>
    <style:style style:name="T81" style:family="text">
      <style:text-properties fo:color="#c9211e" loext:opacity="100%" style:font-name="Futura Std Condensed" officeooo:rsid="009baf7e"/>
    </style:style>
    <style:style style:name="T82" style:family="text">
      <style:text-properties fo:color="#c9211e" loext:opacity="100%" style:font-name="Futura Std Condensed" officeooo:rsid="009cb617"/>
    </style:style>
    <style:style style:name="T83" style:family="text">
      <style:text-properties fo:color="#c9211e" loext:opacity="100%" style:font-name="Futura Std Condensed" officeooo:rsid="00a0f062"/>
    </style:style>
    <style:style style:name="T84" style:family="text">
      <style:text-properties fo:color="#c9211e" loext:opacity="100%" style:font-name="Futura Std Condensed" officeooo:rsid="00a14b40"/>
    </style:style>
    <style:style style:name="T85" style:family="text">
      <style:text-properties fo:color="#c9211e" loext:opacity="100%" style:font-name="Futura Std Condensed" officeooo:rsid="00a27b36"/>
    </style:style>
    <style:style style:name="T86" style:family="text">
      <style:text-properties fo:color="#c9211e" loext:opacity="100%" style:font-name="Futura Std Condensed" style:text-underline-style="none" officeooo:rsid="00a9979f"/>
    </style:style>
    <style:style style:name="T87" style:family="text">
      <style:text-properties fo:color="#c9211e" loext:opacity="100%" style:font-name="Futura Std Condensed" officeooo:rsid="00b3984f"/>
    </style:style>
    <style:style style:name="T88" style:family="text">
      <style:text-properties fo:color="#c9211e" loext:opacity="100%" style:font-name="Futura Std Condensed" officeooo:rsid="00b55d25"/>
    </style:style>
    <style:style style:name="T89" style:family="text">
      <style:text-properties fo:color="#c9211e" loext:opacity="100%" style:font-name="Futura Std Condensed" officeooo:rsid="00b7387a"/>
    </style:style>
    <style:style style:name="T90" style:family="text">
      <style:text-properties fo:color="#c9211e" loext:opacity="100%" style:font-name="Futura Std Condensed" officeooo:rsid="00c8a72c"/>
    </style:style>
    <style:style style:name="T91" style:family="text">
      <style:text-properties fo:color="#c9211e" loext:opacity="100%" style:font-name="Futura Std Condensed" officeooo:rsid="00d63b95"/>
    </style:style>
    <style:style style:name="T92" style:family="text">
      <style:text-properties fo:color="#c9211e" loext:opacity="100%" style:font-name="Futura Std Condensed" officeooo:rsid="00d87f02"/>
    </style:style>
    <style:style style:name="T93" style:family="text">
      <style:text-properties fo:color="#c9211e" loext:opacity="100%" style:font-name="Futura Std Condensed" officeooo:rsid="00d9cd79"/>
    </style:style>
    <style:style style:name="T94" style:family="text">
      <style:text-properties fo:color="#c9211e" loext:opacity="100%" style:font-name="Futura Std Condensed" officeooo:rsid="00de2205"/>
    </style:style>
    <style:style style:name="T95" style:family="text">
      <style:text-properties fo:color="#c9211e" loext:opacity="100%" style:font-name="Futura Std Condensed" fo:font-weight="normal" officeooo:rsid="00de2205" style:font-weight-asian="normal" style:font-weight-complex="normal"/>
    </style:style>
    <style:style style:name="T96" style:family="text">
      <style:text-properties fo:color="#c9211e" loext:opacity="100%" style:font-name="Futura Std Condensed" officeooo:rsid="00e2218e"/>
    </style:style>
    <style:style style:name="T97" style:family="text">
      <style:text-properties fo:color="#c9211e" loext:opacity="100%" style:font-name="Futura Std Condensed" officeooo:rsid="00abe24d"/>
    </style:style>
    <style:style style:name="T98" style:family="text">
      <style:text-properties fo:color="#c9211e" loext:opacity="100%" style:font-name="Futura Std Condensed" officeooo:rsid="00e112ed"/>
    </style:style>
    <style:style style:name="T99" style:family="text">
      <style:text-properties fo:color="#c9211e" loext:opacity="100%" style:font-name="Futura Std Condensed" officeooo:rsid="00e9a091"/>
    </style:style>
    <style:style style:name="T100" style:family="text">
      <style:text-properties fo:color="#c9211e" loext:opacity="100%" style:font-name="Futura Std Condensed" officeooo:rsid="00ebffaf"/>
    </style:style>
    <style:style style:name="T101" style:family="text">
      <style:text-properties fo:color="#c9211e" loext:opacity="100%" style:font-name="Futura Std Condensed" officeooo:rsid="00fd7b76"/>
    </style:style>
    <style:style style:name="T102" style:family="text">
      <style:text-properties fo:color="#c9211e" loext:opacity="100%" fo:font-size="16pt" style:text-underline-style="none" officeooo:rsid="00509422" style:font-size-asian="16pt" style:font-size-complex="16pt"/>
    </style:style>
    <style:style style:name="T103" style:family="text">
      <style:text-properties fo:color="#c9211e" loext:opacity="100%" fo:font-size="16pt" style:text-underline-style="none" officeooo:rsid="005a6b4c" style:font-size-asian="16pt" style:font-size-complex="16pt"/>
    </style:style>
    <style:style style:name="T104" style:family="text">
      <style:text-properties fo:color="#c9211e" loext:opacity="100%" officeooo:rsid="0051c2f4"/>
    </style:style>
    <style:style style:name="T105" style:family="text">
      <style:text-properties fo:color="#c9211e" loext:opacity="100%" style:text-underline-style="solid" style:text-underline-width="auto" style:text-underline-color="font-color" officeooo:rsid="0053acd1"/>
    </style:style>
    <style:style style:name="T106" style:family="text">
      <style:text-properties fo:color="#c9211e" loext:opacity="100%" style:text-underline-style="solid" style:text-underline-width="auto" style:text-underline-color="font-color" officeooo:rsid="005b5999"/>
    </style:style>
    <style:style style:name="T107" style:family="text">
      <style:text-properties fo:color="#c9211e" loext:opacity="100%" style:text-underline-style="solid" style:text-underline-width="auto" style:text-underline-color="font-color" officeooo:rsid="005f27d7"/>
    </style:style>
    <style:style style:name="T108" style:family="text">
      <style:text-properties fo:color="#c9211e" loext:opacity="100%" style:text-underline-style="solid" style:text-underline-width="auto" style:text-underline-color="font-color" officeooo:rsid="00d87f02"/>
    </style:style>
    <style:style style:name="T109" style:family="text">
      <style:text-properties fo:color="#c9211e" loext:opacity="100%" style:text-underline-style="solid" style:text-underline-width="auto" style:text-underline-color="font-color" officeooo:rsid="00ff1f5e"/>
    </style:style>
    <style:style style:name="T110" style:family="text">
      <style:text-properties fo:color="#c9211e" loext:opacity="100%" officeooo:rsid="0053acd1"/>
    </style:style>
    <style:style style:name="T111" style:family="text">
      <style:text-properties fo:color="#c9211e" loext:opacity="100%" style:font-name="Futura Std Condensed " style:text-underline-style="solid" style:text-underline-width="auto" style:text-underline-color="font-color" officeooo:rsid="00ff1f5e"/>
    </style:style>
    <style:style style:name="T112" style:family="text">
      <style:text-properties officeooo:rsid="001362f7"/>
    </style:style>
    <style:style style:name="T113" style:family="text">
      <style:text-properties fo:color="#000000" loext:opacity="100%"/>
    </style:style>
    <style:style style:name="T114" style:family="text">
      <style:text-properties fo:color="#000000" loext:opacity="100%" officeooo:rsid="000f8f6a"/>
    </style:style>
    <style:style style:name="T115" style:family="text">
      <style:text-properties fo:color="#000000" loext:opacity="100%" officeooo:rsid="001362f7"/>
    </style:style>
    <style:style style:name="T116" style:family="text">
      <style:text-properties fo:color="#000000" loext:opacity="100%" officeooo:rsid="0013b1f0"/>
    </style:style>
    <style:style style:name="T117" style:family="text">
      <style:text-properties fo:color="#000000" loext:opacity="100%" style:text-underline-style="solid" style:text-underline-width="auto" style:text-underline-color="font-color"/>
    </style:style>
    <style:style style:name="T118" style:family="text">
      <style:text-properties fo:color="#000000" loext:opacity="100%" style:text-underline-style="solid" style:text-underline-width="auto" style:text-underline-color="font-color" officeooo:rsid="0013b1f0"/>
    </style:style>
    <style:style style:name="T119" style:family="text">
      <style:text-properties fo:color="#000000" loext:opacity="100%" style:text-underline-style="solid" style:text-underline-width="auto" style:text-underline-color="font-color" officeooo:rsid="00271d54"/>
    </style:style>
    <style:style style:name="T120" style:family="text">
      <style:text-properties fo:color="#000000" loext:opacity="100%" style:text-underline-style="solid" style:text-underline-width="auto" style:text-underline-color="font-color" officeooo:rsid="002f6e18"/>
    </style:style>
    <style:style style:name="T121" style:family="text">
      <style:text-properties fo:color="#000000" loext:opacity="100%" style:text-underline-style="solid" style:text-underline-width="auto" style:text-underline-color="font-color" officeooo:rsid="001c6e04"/>
    </style:style>
    <style:style style:name="T122" style:family="text">
      <style:text-properties fo:color="#000000" loext:opacity="100%" style:text-underline-style="solid" style:text-underline-width="auto" style:text-underline-color="font-color" officeooo:rsid="004ffb0c"/>
    </style:style>
    <style:style style:name="T123" style:family="text">
      <style:text-properties fo:color="#000000" loext:opacity="100%" style:text-underline-style="solid" style:text-underline-width="auto" style:text-underline-color="font-color" officeooo:rsid="002b15d7"/>
    </style:style>
    <style:style style:name="T124" style:family="text">
      <style:text-properties fo:color="#000000" loext:opacity="100%" style:text-underline-style="solid" style:text-underline-width="auto" style:text-underline-color="font-color" officeooo:rsid="005ac6ad"/>
    </style:style>
    <style:style style:name="T125" style:family="text">
      <style:text-properties fo:color="#000000" loext:opacity="100%" style:text-underline-style="solid" style:text-underline-width="auto" style:text-underline-color="font-color" officeooo:rsid="005f27d7"/>
    </style:style>
    <style:style style:name="T126" style:family="text">
      <style:text-properties fo:color="#000000" loext:opacity="100%" style:text-underline-style="solid" style:text-underline-width="auto" style:text-underline-color="font-color" officeooo:rsid="008616df"/>
    </style:style>
    <style:style style:name="T127" style:family="text">
      <style:text-properties fo:color="#000000" loext:opacity="100%" style:text-underline-style="solid" style:text-underline-width="auto" style:text-underline-color="font-color" officeooo:rsid="00880d2b"/>
    </style:style>
    <style:style style:name="T128" style:family="text">
      <style:text-properties fo:color="#000000" loext:opacity="100%" style:text-underline-style="solid" style:text-underline-width="auto" style:text-underline-color="font-color" officeooo:rsid="0058a901"/>
    </style:style>
    <style:style style:name="T129" style:family="text">
      <style:text-properties fo:color="#000000" loext:opacity="100%" style:text-underline-style="solid" style:text-underline-width="auto" style:text-underline-color="font-color" officeooo:rsid="0030d81e"/>
    </style:style>
    <style:style style:name="T130" style:family="text">
      <style:text-properties fo:color="#000000" loext:opacity="100%" style:text-underline-style="solid" style:text-underline-width="auto" style:text-underline-color="font-color" officeooo:rsid="00ba16c9"/>
    </style:style>
    <style:style style:name="T131" style:family="text">
      <style:text-properties fo:color="#000000" loext:opacity="100%" style:text-underline-style="solid" style:text-underline-width="auto" style:text-underline-color="font-color" officeooo:rsid="001362f7"/>
    </style:style>
    <style:style style:name="T132" style:family="text">
      <style:text-properties fo:color="#000000" loext:opacity="100%" style:text-underline-style="solid" style:text-underline-width="auto" style:text-underline-color="font-color" officeooo:rsid="00d9cd79"/>
    </style:style>
    <style:style style:name="T133" style:family="text">
      <style:text-properties fo:color="#000000" loext:opacity="100%" style:text-underline-style="solid" style:text-underline-width="auto" style:text-underline-color="font-color" officeooo:rsid="00f9979f"/>
    </style:style>
    <style:style style:name="T134" style:family="text">
      <style:text-properties fo:color="#000000" loext:opacity="100%" style:text-underline-style="solid" style:text-underline-width="auto" style:text-underline-color="font-color" officeooo:rsid="00ff1f5e"/>
    </style:style>
    <style:style style:name="T135" style:family="text">
      <style:text-properties fo:color="#000000" loext:opacity="100%" officeooo:rsid="0014442c"/>
    </style:style>
    <style:style style:name="T136" style:family="text">
      <style:text-properties fo:color="#000000" loext:opacity="100%" officeooo:rsid="0018b4d5"/>
    </style:style>
    <style:style style:name="T137" style:family="text">
      <style:text-properties fo:color="#000000" loext:opacity="100%" style:font-name="Futura Std Condensed Light1"/>
    </style:style>
    <style:style style:name="T138" style:family="text">
      <style:text-properties fo:color="#000000" loext:opacity="100%" style:font-name="Futura Std Condensed Light1" officeooo:rsid="0035b9c5"/>
    </style:style>
    <style:style style:name="T139" style:family="text">
      <style:text-properties fo:color="#000000" loext:opacity="100%" style:font-name="Futura Std Condensed Light1" officeooo:rsid="0057759a"/>
    </style:style>
    <style:style style:name="T140" style:family="text">
      <style:text-properties fo:color="#000000" loext:opacity="100%" style:font-name="Futura Std Condensed Light1" officeooo:rsid="0051c2f4"/>
    </style:style>
    <style:style style:name="T141" style:family="text">
      <style:text-properties fo:color="#000000" loext:opacity="100%" style:font-name="Futura Std Condensed Light1" officeooo:rsid="00525e1c"/>
    </style:style>
    <style:style style:name="T142" style:family="text">
      <style:text-properties fo:color="#000000" loext:opacity="100%" style:font-name="Futura Std Condensed Light1" fo:font-size="16pt" fo:language="en" fo:country="US" style:text-underline-style="none" officeooo:rsid="006ff937" style:font-size-asian="16pt" style:font-size-complex="16pt"/>
    </style:style>
    <style:style style:name="T143" style:family="text">
      <style:text-properties fo:color="#000000" loext:opacity="100%" style:font-name="Futura Std Condensed Light1" fo:font-size="16pt" fo:language="en" fo:country="US" style:text-underline-style="none" officeooo:rsid="006e26de" style:font-size-asian="16pt" style:font-size-complex="16pt"/>
    </style:style>
    <style:style style:name="T144" style:family="text">
      <style:text-properties fo:color="#000000" loext:opacity="100%" style:font-name="Futura Std Condensed Light1" fo:font-size="16pt" fo:language="en" fo:country="US" style:text-underline-style="none" officeooo:rsid="00923cb3" style:font-size-asian="16pt" style:font-size-complex="16pt"/>
    </style:style>
    <style:style style:name="T145" style:family="text">
      <style:text-properties fo:color="#000000" loext:opacity="100%" style:font-name="Futura Std Condensed Light1" fo:font-size="16pt" fo:language="en" fo:country="US" style:text-underline-style="none" officeooo:rsid="0063a4d7" style:font-size-asian="16pt" style:font-size-complex="16pt"/>
    </style:style>
    <style:style style:name="T146" style:family="text">
      <style:text-properties fo:color="#000000" loext:opacity="100%" style:font-name="Futura Std Condensed Light1" fo:font-size="16pt" fo:language="en" fo:country="US" style:text-underline-style="none" officeooo:rsid="0071cc19" style:font-size-asian="16pt" style:font-size-complex="16pt"/>
    </style:style>
    <style:style style:name="T147" style:family="text">
      <style:text-properties fo:color="#000000" loext:opacity="100%" style:font-name="Futura Std Condensed Light1" officeooo:rsid="009437be"/>
    </style:style>
    <style:style style:name="T148" style:family="text">
      <style:text-properties fo:color="#000000" loext:opacity="100%" style:font-name="Futura Std Condensed Light1" officeooo:rsid="00ad72a6"/>
    </style:style>
    <style:style style:name="T149" style:family="text">
      <style:text-properties fo:color="#000000" loext:opacity="100%" style:font-name="Futura Std Condensed Light1" officeooo:rsid="00ae7c16"/>
    </style:style>
    <style:style style:name="T150" style:family="text">
      <style:text-properties fo:color="#000000" loext:opacity="100%" style:font-name="Futura Std Condensed Light1" officeooo:rsid="00b3984f"/>
    </style:style>
    <style:style style:name="T151" style:family="text">
      <style:text-properties fo:color="#000000" loext:opacity="100%" style:font-name="Futura Std Condensed Light1" officeooo:rsid="00b55d25"/>
    </style:style>
    <style:style style:name="T152" style:family="text">
      <style:text-properties fo:color="#000000" loext:opacity="100%" style:font-name="Futura Std Condensed Light1" officeooo:rsid="00c84595"/>
    </style:style>
    <style:style style:name="T153" style:family="text">
      <style:text-properties fo:color="#000000" loext:opacity="100%" style:font-name="Futura Std Condensed Light1" officeooo:rsid="00d7a278"/>
    </style:style>
    <style:style style:name="T154" style:family="text">
      <style:text-properties fo:color="#000000" loext:opacity="100%" style:font-name="Futura Std Condensed Light1" officeooo:rsid="00d87f02"/>
    </style:style>
    <style:style style:name="T155" style:family="text">
      <style:text-properties fo:color="#000000" loext:opacity="100%" style:font-name="Futura Std Condensed Light1" style:text-underline-style="solid" style:text-underline-width="auto" style:text-underline-color="font-color" officeooo:rsid="00c84595"/>
    </style:style>
    <style:style style:name="T156" style:family="text">
      <style:text-properties fo:color="#000000" loext:opacity="100%" style:font-name="Futura Std Condensed Light1" fo:font-size="18pt" fo:language="en" fo:country="US" style:text-underline-style="none" officeooo:rsid="0063a4d7" style:font-size-asian="18pt" style:font-size-complex="18pt"/>
    </style:style>
    <style:style style:name="T157" style:family="text">
      <style:text-properties fo:color="#000000" loext:opacity="100%" style:font-name="Futura Std Condensed Light1" fo:font-size="18pt" fo:language="en" fo:country="US" style:text-underline-style="none" officeooo:rsid="00be3a03" style:font-size-asian="18pt" style:font-size-complex="18pt"/>
    </style:style>
    <style:style style:name="T158" style:family="text">
      <style:text-properties fo:color="#000000" loext:opacity="100%" style:font-name="Futura Std Condensed Light1" fo:font-size="18pt" fo:language="en" fo:country="US" style:text-underline-style="none" officeooo:rsid="006ff937" style:font-size-asian="18pt" style:font-size-complex="18pt"/>
    </style:style>
    <style:style style:name="T159" style:family="text">
      <style:text-properties fo:color="#000000" loext:opacity="100%" officeooo:rsid="00271d54"/>
    </style:style>
    <style:style style:name="T160" style:family="text">
      <style:text-properties fo:color="#000000" loext:opacity="100%" officeooo:rsid="002b15d7"/>
    </style:style>
    <style:style style:name="T161" style:family="text">
      <style:text-properties fo:color="#000000" loext:opacity="100%" officeooo:rsid="002c96b5"/>
    </style:style>
    <style:style style:name="T162" style:family="text">
      <style:text-properties fo:color="#000000" loext:opacity="100%" officeooo:rsid="002f6e18"/>
    </style:style>
    <style:style style:name="T163" style:family="text">
      <style:text-properties fo:color="#000000" loext:opacity="100%" officeooo:rsid="0031047f"/>
    </style:style>
    <style:style style:name="T164" style:family="text">
      <style:text-properties fo:color="#000000" loext:opacity="100%" officeooo:rsid="00386cd6"/>
    </style:style>
    <style:style style:name="T165" style:family="text">
      <style:text-properties fo:color="#000000" loext:opacity="100%" officeooo:rsid="00425146"/>
    </style:style>
    <style:style style:name="T166" style:family="text">
      <style:text-properties fo:color="#000000" loext:opacity="100%" officeooo:rsid="004f4fd7"/>
    </style:style>
    <style:style style:name="T167" style:family="text">
      <style:text-properties fo:color="#000000" loext:opacity="100%" officeooo:rsid="00530c9e"/>
    </style:style>
    <style:style style:name="T168" style:family="text">
      <style:text-properties fo:color="#000000" loext:opacity="100%" officeooo:rsid="0053acd1"/>
    </style:style>
    <style:style style:name="T169" style:family="text">
      <style:text-properties fo:color="#000000" loext:opacity="100%" officeooo:rsid="001d91d9"/>
    </style:style>
    <style:style style:name="T170" style:family="text">
      <style:text-properties fo:color="#000000" loext:opacity="100%" officeooo:rsid="001c6e04"/>
    </style:style>
    <style:style style:name="T171" style:family="text">
      <style:text-properties fo:color="#000000" loext:opacity="100%" officeooo:rsid="001ec6f4"/>
    </style:style>
    <style:style style:name="T172" style:family="text">
      <style:text-properties fo:color="#000000" loext:opacity="100%" officeooo:rsid="0021ae3f"/>
    </style:style>
    <style:style style:name="T173" style:family="text">
      <style:text-properties fo:color="#000000" loext:opacity="100%" officeooo:rsid="005ac6ad"/>
    </style:style>
    <style:style style:name="T174" style:family="text">
      <style:text-properties fo:color="#000000" loext:opacity="100%" officeooo:rsid="005ad40e"/>
    </style:style>
    <style:style style:name="T175" style:family="text">
      <style:text-properties fo:color="#000000" loext:opacity="100%" style:font-name="Futura Std Condensed"/>
    </style:style>
    <style:style style:name="T176" style:family="text">
      <style:text-properties fo:color="#000000" loext:opacity="100%" style:font-name="Futura Std Condensed" officeooo:rsid="002f6e18"/>
    </style:style>
    <style:style style:name="T177" style:family="text">
      <style:text-properties fo:color="#000000" loext:opacity="100%" style:font-name="Futura Std Condensed" style:text-underline-style="none" officeooo:rsid="00dcc94b"/>
    </style:style>
    <style:style style:name="T178" style:family="text">
      <style:text-properties fo:color="#000000" loext:opacity="100%" officeooo:rsid="008616df"/>
    </style:style>
    <style:style style:name="T179" style:family="text">
      <style:text-properties fo:color="#000000" loext:opacity="100%" officeooo:rsid="00880d2b"/>
    </style:style>
    <style:style style:name="T180" style:family="text">
      <style:text-properties fo:color="#000000" loext:opacity="100%" officeooo:rsid="0018c4ea"/>
    </style:style>
    <style:style style:name="T181" style:family="text">
      <style:text-properties fo:color="#000000" loext:opacity="100%" style:text-underline-style="none" officeooo:rsid="0013b1f0"/>
    </style:style>
    <style:style style:name="T182" style:family="text">
      <style:text-properties fo:color="#000000" loext:opacity="100%" style:text-underline-style="none" officeooo:rsid="000f8f6a"/>
    </style:style>
    <style:style style:name="T183" style:family="text">
      <style:text-properties fo:color="#000000" loext:opacity="100%" style:text-underline-style="none" officeooo:rsid="00271d54"/>
    </style:style>
    <style:style style:name="T184" style:family="text">
      <style:text-properties fo:color="#000000" loext:opacity="100%" style:text-underline-style="none" officeooo:rsid="00ca4724"/>
    </style:style>
    <style:style style:name="T185" style:family="text">
      <style:text-properties fo:color="#000000" loext:opacity="100%" style:text-underline-style="none" officeooo:rsid="00e2218e"/>
    </style:style>
    <style:style style:name="T186" style:family="text">
      <style:text-properties fo:color="#000000" loext:opacity="100%" officeooo:rsid="008b52c7"/>
    </style:style>
    <style:style style:name="T187" style:family="text">
      <style:text-properties fo:color="#000000" loext:opacity="100%" officeooo:rsid="008cab49"/>
    </style:style>
    <style:style style:name="T188" style:family="text">
      <style:text-properties fo:color="#000000" loext:opacity="100%" officeooo:rsid="007dbde0"/>
    </style:style>
    <style:style style:name="T189" style:family="text">
      <style:text-properties fo:color="#000000" loext:opacity="100%" officeooo:rsid="0081581d"/>
    </style:style>
    <style:style style:name="T190" style:family="text">
      <style:text-properties fo:color="#000000" loext:opacity="100%" style:font-name="Futura Std Condensed Light" fo:font-size="16pt" fo:language="en" fo:country="US" style:text-underline-style="none" officeooo:rsid="00923cb3" style:font-size-asian="16pt" style:font-size-complex="16pt"/>
    </style:style>
    <style:style style:name="T191" style:family="text">
      <style:text-properties fo:color="#000000" loext:opacity="100%" officeooo:rsid="0097a307"/>
    </style:style>
    <style:style style:name="T192" style:family="text">
      <style:text-properties fo:color="#000000" loext:opacity="100%" officeooo:rsid="009cb617"/>
    </style:style>
    <style:style style:name="T193" style:family="text">
      <style:text-properties fo:color="#000000" loext:opacity="100%" officeooo:rsid="0058a901"/>
    </style:style>
    <style:style style:name="T194" style:family="text">
      <style:text-properties fo:color="#000000" loext:opacity="100%" officeooo:rsid="00a27b36"/>
    </style:style>
    <style:style style:name="T195" style:family="text">
      <style:text-properties fo:color="#000000" loext:opacity="100%" officeooo:rsid="00a46215"/>
    </style:style>
    <style:style style:name="T196" style:family="text">
      <style:text-properties fo:color="#000000" loext:opacity="100%" fo:font-style="normal" style:text-underline-style="solid" style:text-underline-width="auto" style:text-underline-color="font-color" officeooo:rsid="00c6c72f" style:font-style-asian="normal" style:font-style-complex="normal"/>
    </style:style>
    <style:style style:name="T197" style:family="text">
      <style:text-properties fo:color="#000000" loext:opacity="100%" fo:font-style="normal" style:text-underline-style="solid" style:text-underline-width="auto" style:text-underline-color="font-color" officeooo:rsid="00d87f02" style:font-style-asian="normal" style:font-style-complex="normal"/>
    </style:style>
    <style:style style:name="T198" style:family="text">
      <style:text-properties fo:color="#000000" loext:opacity="100%" officeooo:rsid="004190e1"/>
    </style:style>
    <style:style style:name="T199" style:family="text">
      <style:text-properties fo:color="#000000" loext:opacity="100%" officeooo:rsid="006a92be"/>
    </style:style>
    <style:style style:name="T200" style:family="text">
      <style:text-properties fo:color="#000000" loext:opacity="100%" officeooo:rsid="00c84595"/>
    </style:style>
    <style:style style:name="T201" style:family="text">
      <style:text-properties fo:color="#000000" loext:opacity="100%" officeooo:rsid="00d87f02"/>
    </style:style>
    <style:style style:name="T202" style:family="text">
      <style:text-properties fo:color="#000000" loext:opacity="100%" officeooo:rsid="00d9cd79"/>
    </style:style>
    <style:style style:name="T203" style:family="text">
      <style:text-properties fo:color="#000000" loext:opacity="100%" officeooo:rsid="00dcc94b"/>
    </style:style>
    <style:style style:name="T204" style:family="text">
      <style:text-properties fo:color="#000000" loext:opacity="100%" officeooo:rsid="00de2205"/>
    </style:style>
    <style:style style:name="T205" style:family="text">
      <style:text-properties fo:color="#000000" loext:opacity="100%" officeooo:rsid="00ebffaf"/>
    </style:style>
    <style:style style:name="T206" style:family="text">
      <style:text-properties fo:color="#000000" loext:opacity="100%" officeooo:rsid="00e9a091"/>
    </style:style>
    <style:style style:name="T207" style:family="text">
      <style:text-properties fo:color="#000000" loext:opacity="100%" officeooo:rsid="00e69496"/>
    </style:style>
    <style:style style:name="T208" style:family="text">
      <style:text-properties fo:color="#000000" loext:opacity="100%" officeooo:rsid="00e83d4d"/>
    </style:style>
    <style:style style:name="T209" style:family="text">
      <style:text-properties fo:color="#000000" loext:opacity="100%" officeooo:rsid="00e4b10a"/>
    </style:style>
    <style:style style:name="T210" style:family="text">
      <style:text-properties fo:color="#000000" loext:opacity="100%" officeooo:rsid="00f9979f"/>
    </style:style>
    <style:style style:name="T211" style:family="text">
      <style:text-properties fo:color="#000000" loext:opacity="100%" officeooo:rsid="00d7a278"/>
    </style:style>
    <style:style style:name="T212" style:family="text">
      <style:text-properties fo:color="#000000" loext:opacity="100%" officeooo:rsid="00fd7b76"/>
    </style:style>
    <style:style style:name="T213" style:family="text">
      <style:text-properties fo:color="#000000" loext:opacity="100%" officeooo:rsid="00ff1f5e"/>
    </style:style>
    <style:style style:name="T214" style:family="text">
      <style:text-properties officeooo:rsid="0013b1f0"/>
    </style:style>
    <style:style style:name="T215" style:family="text">
      <style:text-properties style:text-underline-style="solid" style:text-underline-width="auto" style:text-underline-color="font-color" officeooo:rsid="0013b1f0"/>
    </style:style>
    <style:style style:name="T216" style:family="text">
      <style:text-properties style:text-underline-style="solid" style:text-underline-width="auto" style:text-underline-color="font-color" officeooo:rsid="001362f7"/>
    </style:style>
    <style:style style:name="T217" style:family="text">
      <style:text-properties style:text-underline-style="solid" style:text-underline-width="auto" style:text-underline-color="font-color" officeooo:rsid="000f8f6a"/>
    </style:style>
    <style:style style:name="T218" style:family="text">
      <style:text-properties style:text-underline-style="solid" style:text-underline-width="auto" style:text-underline-color="font-color" officeooo:rsid="0018c4ea"/>
    </style:style>
    <style:style style:name="T219" style:family="text">
      <style:text-properties style:text-underline-style="solid" style:text-underline-width="auto" style:text-underline-color="font-color" officeooo:rsid="00509422"/>
    </style:style>
    <style:style style:name="T220" style:family="text">
      <style:text-properties style:text-underline-style="solid" style:text-underline-width="auto" style:text-underline-color="font-color" officeooo:rsid="0085f838"/>
    </style:style>
    <style:style style:name="T221" style:family="text">
      <style:text-properties style:text-underline-style="solid" style:text-underline-width="auto" style:text-underline-color="font-color" officeooo:rsid="00880d2b"/>
    </style:style>
    <style:style style:name="T222" style:family="text">
      <style:text-properties style:text-underline-style="solid" style:text-underline-width="auto" style:text-underline-color="font-color" officeooo:rsid="0089ae28"/>
    </style:style>
    <style:style style:name="T223" style:family="text">
      <style:text-properties style:text-underline-style="solid" style:text-underline-width="auto" style:text-underline-color="font-color" officeooo:rsid="008b52c7"/>
    </style:style>
    <style:style style:name="T224" style:family="text">
      <style:text-properties style:text-underline-style="solid" style:text-underline-width="auto" style:text-underline-color="font-color" officeooo:rsid="0097a307"/>
    </style:style>
    <style:style style:name="T225" style:family="text">
      <style:text-properties style:text-underline-style="solid" style:text-underline-width="auto" style:text-underline-color="font-color" officeooo:rsid="00ba16c9"/>
    </style:style>
    <style:style style:name="T226" style:family="text">
      <style:text-properties style:text-underline-style="solid" style:text-underline-width="auto" style:text-underline-color="font-color" officeooo:rsid="00c58f5c"/>
    </style:style>
    <style:style style:name="T227" style:family="text">
      <style:text-properties style:text-underline-style="solid" style:text-underline-width="auto" style:text-underline-color="font-color" officeooo:rsid="00c8527a"/>
    </style:style>
    <style:style style:name="T228" style:family="text">
      <style:text-properties style:text-underline-style="solid" style:text-underline-width="auto" style:text-underline-color="font-color" officeooo:rsid="00d87f02"/>
    </style:style>
    <style:style style:name="T229" style:family="text">
      <style:text-properties style:text-underline-style="solid" style:text-underline-width="auto" style:text-underline-color="font-color" officeooo:rsid="00e2218e"/>
    </style:style>
    <style:style style:name="T230" style:family="text">
      <style:text-properties style:text-underline-style="solid" style:text-underline-width="auto" style:text-underline-color="font-color" officeooo:rsid="00e4b10a"/>
    </style:style>
    <style:style style:name="T231" style:family="text">
      <style:text-properties style:text-underline-style="none"/>
    </style:style>
    <style:style style:name="T232" style:family="text">
      <style:text-properties style:text-underline-style="none" officeooo:rsid="001362f7"/>
    </style:style>
    <style:style style:name="T233" style:family="text">
      <style:text-properties style:text-underline-style="none" officeooo:rsid="0085f838"/>
    </style:style>
    <style:style style:name="T234" style:family="text">
      <style:text-properties officeooo:rsid="0014442c"/>
    </style:style>
    <style:style style:name="T235" style:family="text">
      <style:text-properties officeooo:rsid="00145467"/>
    </style:style>
    <style:style style:name="T236" style:family="text">
      <style:text-properties officeooo:rsid="00155c6b"/>
    </style:style>
    <style:style style:name="T237" style:family="text">
      <style:text-properties officeooo:rsid="0016dd90"/>
    </style:style>
    <style:style style:name="T238" style:family="text">
      <style:text-properties officeooo:rsid="0018c4ea"/>
    </style:style>
    <style:style style:name="T239" style:family="text">
      <style:text-properties officeooo:rsid="001a20db"/>
    </style:style>
    <style:style style:name="T240" style:family="text">
      <style:text-properties officeooo:rsid="001c6e04"/>
    </style:style>
    <style:style style:name="T241" style:family="text">
      <style:text-properties officeooo:rsid="001d91d9"/>
    </style:style>
    <style:style style:name="T242" style:family="text">
      <style:text-properties officeooo:rsid="001ec6f4"/>
    </style:style>
    <style:style style:name="T243" style:family="text">
      <style:text-properties officeooo:rsid="00202faa"/>
    </style:style>
    <style:style style:name="T244" style:family="text">
      <style:text-properties officeooo:rsid="002104e7"/>
    </style:style>
    <style:style style:name="T245" style:family="text">
      <style:text-properties officeooo:rsid="0023e611"/>
    </style:style>
    <style:style style:name="T246" style:family="text">
      <style:text-properties officeooo:rsid="00254600"/>
    </style:style>
    <style:style style:name="T247" style:family="text">
      <style:text-properties officeooo:rsid="002b15d7"/>
    </style:style>
    <style:style style:name="T248" style:family="text">
      <style:text-properties officeooo:rsid="002db9f0"/>
    </style:style>
    <style:style style:name="T249" style:family="text">
      <style:text-properties officeooo:rsid="002f6e18"/>
    </style:style>
    <style:style style:name="T250" style:family="text">
      <style:text-properties fo:color="#2a6099" loext:opacity="100%" officeooo:rsid="005d8a45"/>
    </style:style>
    <style:style style:name="T251" style:family="text">
      <style:text-properties fo:color="#2a6099" loext:opacity="100%" officeooo:rsid="0013b1f0"/>
    </style:style>
    <style:style style:name="T252" style:family="text">
      <style:text-properties fo:color="#2a6099" loext:opacity="100%" officeooo:rsid="00530c9e"/>
    </style:style>
    <style:style style:name="T253" style:family="text">
      <style:text-properties fo:color="#2a6099" loext:opacity="100%" officeooo:rsid="009437be"/>
    </style:style>
    <style:style style:name="T254" style:family="text">
      <style:text-properties fo:color="#2a6099" loext:opacity="100%" officeooo:rsid="00a7cb89"/>
    </style:style>
    <style:style style:name="T255" style:family="text">
      <style:text-properties fo:color="#2a6099" loext:opacity="100%" style:font-name="Futura Std Condensed Light1" officeooo:rsid="00b55d25"/>
    </style:style>
    <style:style style:name="T256" style:family="text">
      <style:text-properties officeooo:rsid="0030d81e"/>
    </style:style>
    <style:style style:name="T257" style:family="text">
      <style:text-properties officeooo:rsid="0031047f"/>
    </style:style>
    <style:style style:name="T258" style:family="text">
      <style:text-properties officeooo:rsid="00324fc3"/>
    </style:style>
    <style:style style:name="T259" style:family="text">
      <style:text-properties officeooo:rsid="0035b9c5"/>
    </style:style>
    <style:style style:name="T260" style:family="text">
      <style:text-properties officeooo:rsid="003600f1"/>
    </style:style>
    <style:style style:name="T261" style:family="text">
      <style:text-properties style:font-name="Futura Std Condensed" officeooo:rsid="004190e1"/>
    </style:style>
    <style:style style:name="T262" style:family="text">
      <style:text-properties officeooo:rsid="004190e1"/>
    </style:style>
    <style:style style:name="T263" style:family="text">
      <style:text-properties officeooo:rsid="0048922a"/>
    </style:style>
    <style:style style:name="T264" style:family="text">
      <style:text-properties officeooo:rsid="002c96b5"/>
    </style:style>
    <style:style style:name="T265" style:family="text">
      <style:text-properties officeooo:rsid="004a78a6"/>
    </style:style>
    <style:style style:name="T266" style:family="text">
      <style:text-properties officeooo:rsid="004b5574"/>
    </style:style>
    <style:style style:name="T267" style:family="text">
      <style:text-properties officeooo:rsid="004e68bd"/>
    </style:style>
    <style:style style:name="T268" style:family="text">
      <style:text-properties officeooo:rsid="004f4fd7"/>
    </style:style>
    <style:style style:name="T269" style:family="text">
      <style:text-properties officeooo:rsid="004f7ac0"/>
    </style:style>
    <style:style style:name="T270" style:family="text">
      <style:text-properties officeooo:rsid="004ffb0c"/>
    </style:style>
    <style:style style:name="T271" style:family="text">
      <style:text-properties officeooo:rsid="00509422"/>
    </style:style>
    <style:style style:name="T272" style:family="text">
      <style:text-properties style:font-name="Futura Std Condensed Light1" fo:font-size="16pt" style:text-underline-style="none" officeooo:rsid="00509422" style:font-size-asian="16pt" style:font-size-complex="16pt"/>
    </style:style>
    <style:style style:name="T273" style:family="text">
      <style:text-properties style:font-name="Futura Std Condensed Light1" fo:font-size="16pt" style:text-underline-style="none" officeooo:rsid="0053acd1" style:font-size-asian="16pt" style:font-size-complex="16pt"/>
    </style:style>
    <style:style style:name="T274" style:family="text">
      <style:text-properties style:font-name="Futura Std Condensed Light1" fo:font-size="16pt" style:text-underline-style="none" officeooo:rsid="005b997c" style:font-size-asian="16pt" style:font-size-complex="16pt"/>
    </style:style>
    <style:style style:name="T275" style:family="text">
      <style:text-properties style:font-name="Futura Std Condensed Light1" fo:font-size="18pt" style:font-size-asian="18pt" style:font-size-complex="18pt"/>
    </style:style>
    <style:style style:name="T276" style:family="text">
      <style:text-properties officeooo:rsid="005170e5"/>
    </style:style>
    <style:style style:name="T277" style:family="text">
      <style:text-properties fo:color="#3465a4" loext:opacity="100%"/>
    </style:style>
    <style:style style:name="T278" style:family="text">
      <style:text-properties fo:color="#3465a4" loext:opacity="100%" style:font-name="Futura Std Condensed" officeooo:rsid="0057759a"/>
    </style:style>
    <style:style style:name="T279" style:family="text">
      <style:text-properties fo:color="#3465a4" loext:opacity="100%" style:font-name="Futura Std Condensed" officeooo:rsid="00de2205"/>
    </style:style>
    <style:style style:name="T280" style:family="text">
      <style:text-properties fo:color="#3465a4" loext:opacity="100%" style:font-name="Futura Std Condensed" style:text-underline-style="none" officeooo:rsid="00ebffaf"/>
    </style:style>
    <style:style style:name="T281" style:family="text">
      <style:text-properties fo:color="#3465a4" loext:opacity="100%" style:font-name="Futura Std Condensed" style:text-underline-style="none" officeooo:rsid="00ef6c52"/>
    </style:style>
    <style:style style:name="T282" style:family="text">
      <style:text-properties fo:color="#3465a4" loext:opacity="100%" officeooo:rsid="00d46de4"/>
    </style:style>
    <style:style style:name="T283" style:family="text">
      <style:text-properties fo:color="#3465a4" loext:opacity="100%" officeooo:rsid="00d87f02"/>
    </style:style>
    <style:style style:name="T284" style:family="text">
      <style:text-properties officeooo:rsid="00530c9e"/>
    </style:style>
    <style:style style:name="T285" style:family="text">
      <style:text-properties officeooo:rsid="005a3f3b"/>
    </style:style>
    <style:style style:name="T286" style:family="text">
      <style:text-properties officeooo:rsid="005ad40e"/>
    </style:style>
    <style:style style:name="T287" style:family="text">
      <style:text-properties officeooo:rsid="005b5999"/>
    </style:style>
    <style:style style:name="T288" style:family="text">
      <style:text-properties officeooo:rsid="005c7fa8"/>
    </style:style>
    <style:style style:name="T289" style:family="text">
      <style:text-properties officeooo:rsid="0058a901"/>
    </style:style>
    <style:style style:name="T290" style:family="text">
      <style:text-properties officeooo:rsid="005d8a45"/>
    </style:style>
    <style:style style:name="T291" style:family="text">
      <style:text-properties officeooo:rsid="00608b0f"/>
    </style:style>
    <style:style style:name="T292" style:family="text">
      <style:text-properties fo:font-size="16pt" style:text-underline-style="none" style:font-size-asian="16pt" style:font-size-complex="16pt"/>
    </style:style>
    <style:style style:name="T293" style:family="text">
      <style:text-properties fo:font-size="16pt" style:text-underline-style="none" officeooo:rsid="00c56511" style:font-size-asian="16pt" style:font-size-complex="16pt"/>
    </style:style>
    <style:style style:name="T294" style:family="text">
      <style:text-properties officeooo:rsid="006ff937"/>
    </style:style>
    <style:style style:name="T295" style:family="text">
      <style:text-properties style:font-name="Futura Std Condensed Light" fo:font-size="18pt" style:font-size-asian="18pt" style:font-size-complex="18pt"/>
    </style:style>
    <style:style style:name="T296" style:family="text">
      <style:text-properties style:font-name="Futura Std Condensed Light" fo:font-size="18pt" officeooo:rsid="0071cc19" style:font-size-asian="18pt" style:font-size-complex="18pt"/>
    </style:style>
    <style:style style:name="T297" style:family="text">
      <style:text-properties officeooo:rsid="00757a7e"/>
    </style:style>
    <style:style style:name="T298" style:family="text">
      <style:text-properties officeooo:rsid="007cce26"/>
    </style:style>
    <style:style style:name="T299" style:family="text">
      <style:text-properties officeooo:rsid="007dbde0"/>
    </style:style>
    <style:style style:name="T300" style:family="text">
      <style:text-properties officeooo:rsid="007f1654"/>
    </style:style>
    <style:style style:name="T301" style:family="text">
      <style:text-properties officeooo:rsid="00811ecb"/>
    </style:style>
    <style:style style:name="T302" style:family="text">
      <style:text-properties officeooo:rsid="0081581d"/>
    </style:style>
    <style:style style:name="T303" style:family="text">
      <style:text-properties officeooo:rsid="0089ae28"/>
    </style:style>
    <style:style style:name="T304" style:family="text">
      <style:text-properties officeooo:rsid="008b52c7"/>
    </style:style>
    <style:style style:name="T305" style:family="text">
      <style:text-properties officeooo:rsid="008bfe80"/>
    </style:style>
    <style:style style:name="T306" style:family="text">
      <style:text-properties officeooo:rsid="009437be"/>
    </style:style>
    <style:style style:name="T307" style:family="text">
      <style:text-properties officeooo:rsid="0096314b"/>
    </style:style>
    <style:style style:name="T308" style:family="text">
      <style:text-properties fo:color="#00a933" loext:opacity="100%" style:text-underline-style="solid" style:text-underline-width="auto" style:text-underline-color="font-color" officeooo:rsid="001a20db"/>
    </style:style>
    <style:style style:name="T309" style:family="text">
      <style:text-properties fo:color="#00a933" loext:opacity="100%" style:text-underline-style="solid" style:text-underline-width="auto" style:text-underline-color="font-color" officeooo:rsid="0089ae28"/>
    </style:style>
    <style:style style:name="T310" style:family="text">
      <style:text-properties fo:color="#00a933" loext:opacity="100%" style:text-underline-style="solid" style:text-underline-width="auto" style:text-underline-color="font-color" officeooo:rsid="008b52c7"/>
    </style:style>
    <style:style style:name="T311" style:family="text">
      <style:text-properties fo:color="#00a933" loext:opacity="100%" style:text-underline-style="solid" style:text-underline-width="auto" style:text-underline-color="font-color" officeooo:rsid="0018c4ea"/>
    </style:style>
    <style:style style:name="T312" style:family="text">
      <style:text-properties fo:color="#00a933" loext:opacity="100%" style:text-underline-style="solid" style:text-underline-width="auto" style:text-underline-color="font-color" officeooo:rsid="001362f7"/>
    </style:style>
    <style:style style:name="T313" style:family="text">
      <style:text-properties fo:color="#00a933" loext:opacity="100%" style:text-underline-style="solid" style:text-underline-width="auto" style:text-underline-color="font-color" officeooo:rsid="00c58f5c"/>
    </style:style>
    <style:style style:name="T314" style:family="text">
      <style:text-properties fo:color="#00a933" loext:opacity="100%" style:text-underline-style="solid" style:text-underline-width="auto" style:text-underline-color="font-color" officeooo:rsid="00ca4724"/>
    </style:style>
    <style:style style:name="T315" style:family="text">
      <style:text-properties fo:color="#00a933" loext:opacity="100%" officeooo:rsid="0089ae28"/>
    </style:style>
    <style:style style:name="T316" style:family="text">
      <style:text-properties fo:color="#00a933" loext:opacity="100%" officeooo:rsid="00d87f02"/>
    </style:style>
    <style:style style:name="T317" style:family="text">
      <style:text-properties fo:color="#00a933" loext:opacity="100%" officeooo:rsid="00ef6c52"/>
    </style:style>
    <style:style style:name="T318" style:family="text">
      <style:text-properties officeooo:rsid="0098f5b4"/>
    </style:style>
    <style:style style:name="T319" style:family="text">
      <style:text-properties officeooo:rsid="0099caad"/>
    </style:style>
    <style:style style:name="T320" style:family="text">
      <style:text-properties officeooo:rsid="00a0f062"/>
    </style:style>
    <style:style style:name="T321" style:family="text">
      <style:text-properties officeooo:rsid="00ab2570"/>
    </style:style>
    <style:style style:name="T322" style:family="text">
      <style:text-properties fo:color="#158466" loext:opacity="100%"/>
    </style:style>
    <style:style style:name="T323" style:family="text">
      <style:text-properties fo:color="#158466" loext:opacity="100%" officeooo:rsid="00ae7c16"/>
    </style:style>
    <style:style style:name="T324" style:family="text">
      <style:text-properties fo:color="#158466" loext:opacity="100%" style:font-name="Futura Std Condensed" officeooo:rsid="00b3984f"/>
    </style:style>
    <style:style style:name="T325" style:family="text">
      <style:text-properties officeooo:rsid="00b8d8fd"/>
    </style:style>
    <style:style style:name="T326" style:family="text">
      <style:text-properties fo:color="#808080" loext:opacity="100%" officeooo:rsid="00a7cb89"/>
    </style:style>
    <style:style style:name="T327" style:family="text">
      <style:text-properties fo:color="#808080" loext:opacity="100%" style:font-name="Futura Std Condensed" officeooo:rsid="00a46215"/>
    </style:style>
    <style:style style:name="T328" style:family="text">
      <style:text-properties fo:color="#808080" loext:opacity="100%" officeooo:rsid="00a46215"/>
    </style:style>
    <style:style style:name="T329" style:family="text">
      <style:text-properties fo:color="#808080" loext:opacity="100%" fo:font-weight="bold" officeooo:rsid="00a46215" style:font-weight-asian="bold" style:font-weight-complex="bold"/>
    </style:style>
    <style:style style:name="T330" style:family="text">
      <style:text-properties fo:color="#808080" loext:opacity="100%" officeooo:rsid="00dcc94b"/>
    </style:style>
    <style:style style:name="T331" style:family="text">
      <style:text-properties fo:color="#808080" loext:opacity="100%" officeooo:rsid="00e9a091"/>
    </style:style>
    <style:style style:name="T332" style:family="text">
      <style:text-properties officeooo:rsid="00c28cba"/>
    </style:style>
    <style:style style:name="T333" style:family="text">
      <style:text-properties officeooo:rsid="00c58f5c"/>
    </style:style>
    <style:style style:name="T334" style:family="text">
      <style:text-properties officeooo:rsid="00c8a72c"/>
    </style:style>
    <style:style style:name="T335" style:family="text">
      <style:text-properties officeooo:rsid="00ca4724"/>
    </style:style>
    <style:style style:name="T336" style:family="text">
      <style:text-properties officeooo:rsid="00cb7f5f"/>
    </style:style>
    <style:style style:name="T337" style:family="text">
      <style:text-properties officeooo:rsid="00d287be"/>
    </style:style>
    <style:style style:name="T338" style:family="text">
      <style:text-properties officeooo:rsid="00d67541"/>
    </style:style>
    <style:style style:name="T339" style:family="text">
      <style:text-properties officeooo:rsid="00d87f02"/>
    </style:style>
    <style:style style:name="T340" style:family="text">
      <style:text-properties fo:font-size="18pt" officeooo:rsid="00c56511" style:font-size-asian="18pt" style:font-size-complex="18pt"/>
    </style:style>
    <style:style style:name="T341" style:family="text">
      <style:text-properties fo:font-size="18pt" officeooo:rsid="00c84595" style:font-size-asian="18pt" style:font-size-complex="18pt"/>
    </style:style>
    <style:style style:name="T342" style:family="text">
      <style:text-properties fo:font-size="18pt" officeooo:rsid="00c28cba" style:font-size-asian="18pt" style:font-size-complex="18pt"/>
    </style:style>
    <style:style style:name="T343" style:family="text">
      <style:text-properties fo:font-size="18pt" officeooo:rsid="00c3b924" style:font-size-asian="18pt" style:font-size-complex="18pt"/>
    </style:style>
    <style:style style:name="T344" style:family="text">
      <style:text-properties officeooo:rsid="007b6d21"/>
    </style:style>
    <style:style style:name="T345" style:family="text">
      <style:text-properties officeooo:rsid="00dcc94b"/>
    </style:style>
    <style:style style:name="T346" style:family="text">
      <style:text-properties officeooo:rsid="00d9cd79"/>
    </style:style>
    <style:style style:name="T347" style:family="text">
      <style:text-properties officeooo:rsid="00e112ed"/>
    </style:style>
    <style:style style:name="T348" style:family="text">
      <style:text-properties officeooo:rsid="00e2218e"/>
    </style:style>
    <style:style style:name="T349" style:family="text">
      <style:text-properties officeooo:rsid="00e4b10a"/>
    </style:style>
    <style:style style:name="T350" style:family="text">
      <style:text-properties officeooo:rsid="00e707e0"/>
    </style:style>
    <style:style style:name="T351" style:family="text">
      <style:text-properties officeooo:rsid="00e86cd5"/>
    </style:style>
    <style:style style:name="T352" style:family="text">
      <style:text-properties officeooo:rsid="00e9a091"/>
    </style:style>
    <style:style style:name="T353" style:family="text">
      <style:text-properties officeooo:rsid="00ebffaf"/>
    </style:style>
    <style:style style:name="T354" style:family="text">
      <style:text-properties officeooo:rsid="00f77c78"/>
    </style:style>
    <style:style style:name="T355" style:family="text">
      <style:text-properties officeooo:rsid="00fa6c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Kindergarten Massaker</text:p>
      <text:p text:style-name="P1"/>
      <text:p text:style-name="P1"/>
      <text:p text:style-name="P1"/>
      <text:p text:style-name="P2">Pitch</text:p>
      <text:p text:style-name="P21"/>
      <text:p text:style-name="P38"><text:span text:style-name="T4"><text:tab/></text:span><text:span text:style-name="T269">P</text:span><text:span text:style-name="T4">eaceful Alien</text:span> <text:span text:style-name="T318">l</text:span>and<text:span text:style-name="T3">s</text:span> in a Kindergarten. Kids are coming from everywhere. More and more. They tend to surround the <text:span text:style-name="T3">Alien</text:span> <text:span text:style-name="T267">a</text:span><text:span text:style-name="T4">nd they want “blood”! </text:span><text:span text:style-name="T339">The </text:span><text:span text:style-name="T248">Alien</text:span> has to avoid <text:span text:style-name="T1">kids</text:span> in order to survive. Everything’s seen through a surveillance<text:span text:style-name="T248"> </text:span>cam <text:span text:style-name="T1">t</text:span>hat gets buggier and buggier up to the point <text:span text:style-name="T1">that</text:span> it shuts down. End of game?</text:p>
      <text:p text:style-name="P5">Gameplay (more or less)</text:p>
      <text:p text:style-name="P21"/>
      <text:p text:style-name="P27"><text:tab/><text:span text:style-name="T234">The game will be a</text:span><text:span text:style-name="T20"> </text:span><text:span text:style-name="T23">Top Down Shooter</text:span><text:span text:style-name="T136"> in </text:span><text:span text:style-name="T20">2D pixel art</text:span><text:span text:style-name="T234"> </text:span><text:span text:style-name="T244">style</text:span><text:span text:style-name="T234">.</text:span></text:p>
      <text:p text:style-name="P22"/>
      <text:p text:style-name="P22"><text:tab/>The game will<text:span text:style-name="T214"> </text:span>be in <text:span text:style-name="T6">German</text:span> (just because the title rocks in German).</text:p>
      <text:p text:style-name="P22"/>
      <text:p text:style-name="P26"><text:tab/><text:span text:style-name="T30">1 player versus CPU</text:span><text:span text:style-name="T161">.</text:span></text:p>
      <text:p text:style-name="P22"/>
      <text:p text:style-name="P26"><text:tab/><text:span text:style-name="T35">1 difficulty level</text:span><text:span text:style-name="T161">.</text:span></text:p>
      <text:p text:style-name="P34"/>
      <text:p text:style-name="P34"><text:tab/><text:span text:style-name="T234">One</text:span> game last<text:span text:style-name="T242">s</text:span> <text:span text:style-name="T214">up to</text:span> <text:span text:style-name="T13">1 minute</text:span> (or a bit more <text:span text:style-name="T214">with luck as player will become “blind” at some point</text:span>). <text:span text:style-name="T270">Well. As long as the Alien can survive, the game isn’t over but considering that </text:span><text:span text:style-name="T285">after </text:span><text:span text:style-name="T270">about 1 minute the screen </text:span><text:span text:style-name="T306">gets</text:span><text:span text:style-name="T270"> black, I don’t think the game will last very long </text:span><text:span text:style-name="T306">after that</text:span><text:span text:style-name="T270">...</text:span></text:p>
      <text:p text:style-name="P23"/>
      <text:p text:style-name="P23"><text:tab/><text:span text:style-name="T8">The only thing that will be recorded is HOW LONG YOU SURVIVE</text:span><text:span text:style-name="T9">D</text:span><text:span text:style-name="T8">! (only the best </text:span><text:span text:style-name="T10">time</text:span><text:span text:style-name="T8">)</text:span><text:span text:style-name="T116">.</text:span><text:span text:style-name="T251"> </text:span><text:span text:style-name="T262">We’ll give the length of the game but</text:span><text:span text:style-name="T198"> </text:span><text:span text:style-name="T199">(</text:span><text:span text:style-name="T198">if it doesn’t break the record, then</text:span><text:span text:style-name="T199">)</text:span><text:span text:style-name="T198"> </text:span><text:span text:style-name="T262">“</text:span><text:span text:style-name="T261">it’ll be lost for ever like tears in the rain!</text:span><text:span text:style-name="T262">” </text:span><text:span text:style-name="T283">This means that we’ll have to write something in a file on the computer… Is that a good idea (probably not)?</text:span></text:p>
      <text:p text:style-name="P23"/>
      <text:p text:style-name="P23"><text:tab/><text:span text:style-name="T19">Nothing to gather</text:span><text:span text:style-name="T214">: no bonus, </text:span><text:span text:style-name="T267">no health, </text:span><text:span text:style-name="T214">no money, no points, </text:span><text:span text:style-name="T234">no weapon, no armor, </text:span><text:span text:style-name="T214">no nothing!</text:span></text:p>
      <text:p text:style-name="P23"/>
      <text:p text:style-name="P23"><text:tab/><text:span text:style-name="T39">“</text:span><text:span text:style-name="T41">C</text:span><text:span text:style-name="T42">ontact” with</text:span><text:span text:style-name="T43"> </text:span><text:span text:style-name="T41">enemies</text:span><text:span text:style-name="T43"> </text:span><text:span text:style-name="T42">deals </text:span><text:span text:style-name="T41">no </text:span><text:span text:style-name="T42">damage, </text:span><text:span text:style-name="T44">only </text:span><text:span text:style-name="T45">physical attacks/</text:span><text:span text:style-name="T44">projectiles/</text:span><text:span text:style-name="T46">weapons</text:span><text:span text:style-name="T44"> do.</text:span></text:p>
      <text:p text:style-name="P23"/>
      <text:p text:style-name="P23"><text:span text:style-name="T53"><text:tab/></text:span><text:span text:style-name="T70">The Alien is invulnerable for the first </text:span><text:span text:style-name="T91">2</text:span><text:span text:style-name="T70"> seconds </text:span><text:span text:style-name="T78">of the game (</text:span><text:span text:style-name="T91">and/or after using Second Life talent</text:span><text:span text:style-name="T78">) “</text:span><text:span text:style-name="T91">flashing” </text:span><text:span text:style-name="T96">transparent</text:span><text:span text:style-name="T70">!</text:span></text:p>
      <text:p text:style-name="P23"><text:span text:style-name="T70"><text:tab/></text:span><text:span text:style-name="T91">While invulnerable, the alien can’t use his talent...</text:span></text:p>
      <text:p text:style-name="P97"><text:span text:style-name="T320">The </text:span>Alien</text:p>
      <text:p text:style-name="P98"/>
      <text:p text:style-name="P51"><text:span text:style-name="T306">The</text:span> <text:span text:style-name="T306">A</text:span>lien<text:span text:style-name="T306">s</text:span> <text:span text:style-name="T306">have</text:span> <text:span text:style-name="T285">female </text:span>German old fashioned name<text:span text:style-name="T306">s</text:span>: <text:span text:style-name="T306">the player’s Alien is called </text:span><text:span text:style-name="T78">Brünhild</text:span><text:span text:style-name="T306">, the other one at the teleportation desk is called </text:span><text:span text:style-name="T78">Gudrun</text:span><text:span text:style-name="T200"> </text:span><text:span text:style-name="T205">and the Great Tependicular’s name is </text:span><text:span text:style-name="T100">Hildegard</text:span>!</text:p>
      <text:p text:style-name="P35"/>
      <text:p text:style-name="P104"><text:span text:style-name="T139">The </text:span><text:span text:style-name="T148">A</text:span><text:span text:style-name="T138">lien </text:span><text:span text:style-name="T147">has</text:span><text:span text:style-name="T259"> 1000 hit points (HP)</text:span><text:span text:style-name="T138">.</text:span></text:p>
      <text:p text:style-name="P37"/>
      <text:p text:style-name="P43"><text:tab/><text:span text:style-name="T306">The</text:span><text:span text:style-name="T245"> Alien has</text:span><text:span text:style-name="T4"> </text:span><text:span text:style-name="T14">1</text:span><text:span text:style-name="T13"> defensive </text:span><text:span text:style-name="T20">skill</text:span><text:span text:style-name="T135"> </text:span><text:span text:style-name="T187">to choose </text:span><text:span text:style-name="T204">(</text:span><text:span text:style-name="T279">*: visible in the “demo”</text:span><text:span text:style-name="T280"> / </text:span><text:span text:style-name="T281">**: nothing needed</text:span><text:span text:style-name="T204">)</text:span>:</text:p>
      <text:p text:style-name="P37"/>
      <text:p text:style-name="P39"><text:tab/>- <text:span text:style-name="T13">Random teleportation</text:span><text:span text:style-name="T279">*</text:span><text:span text:style-name="T175"> </text:span><text:span text:style-name="T180">(</text:span><text:span text:style-name="T310">cooldown: </text:span><text:span text:style-name="T314">10</text:span><text:span text:style-name="T310"> seconds</text:span><text:span text:style-name="T180">). </text:span><text:span text:style-name="T202">Available teleportation points are defined in the Background.tscn.</text:span></text:p>
      <text:p text:style-name="P42"><text:tab/>- <text:span text:style-name="T13">Dash</text:span><text:span text:style-name="T279">*</text:span> <text:span text:style-name="T2">(</text:span><text:span text:style-name="T217">pass through </text:span><text:span text:style-name="T215">kids and attacks</text:span><text:span text:style-name="T181"> – </text:span><text:span text:style-name="T310">cooldown: 15 seconds</text:span><text:span text:style-name="T2">).</text:span></text:p>
      <text:p text:style-name="P42"><text:tab/>- <text:span text:style-name="T13">Repulsive “</text:span><text:span text:style-name="T15">explosions”</text:span><text:span text:style-name="T279">*</text:span><text:span text:style-name="T114"> </text:span><text:span text:style-name="T115">(repulsive effect </text:span><text:span text:style-name="T116">only on kids </text:span><text:span text:style-name="T114">–</text:span><text:span text:style-name="T116"> </text:span><text:span text:style-name="T118">not the </text:span><text:span text:style-name="T132">ranged </text:span><text:span text:style-name="T118">attacks</text:span><text:span text:style-name="T181"> – </text:span><text:span text:style-name="T310">cooldown: 10 seconds</text:span><text:span text:style-name="T115">).</text:span></text:p>
      <text:p text:style-name="P42"><text:tab/>- <text:span text:style-name="T13">Freezing </text:span><text:span text:style-name="T16">“</text:span><text:span text:style-name="T58">shock wave”</text:span><text:span text:style-name="T279">*</text:span><text:span text:style-name="T17"> </text:span><text:span text:style-name="T115">(</text:span><text:span text:style-name="T126">Freezes nearby enemies for </text:span><text:span text:style-name="T127">4</text:span><text:span text:style-name="T126"> seconds</text:span><text:span text:style-name="T181"> </text:span><text:span text:style-name="T182">–</text:span><text:span text:style-name="T181"> </text:span><text:span text:style-name="T118">not the </text:span><text:span text:style-name="T132">ranged attacks</text:span><text:span text:style-name="T181"> – </text:span><text:span text:style-name="T310">cooldown: 15 seconds</text:span><text:span text:style-name="T115">).</text:span></text:p>
      <text:p text:style-name="P44"><text:tab/>- <text:span text:style-name="T18">Quick r</text:span><text:span text:style-name="T17">unner</text:span><text:span text:style-name="T281">**</text:span><text:span text:style-name="T17"> </text:span><text:span text:style-name="T115">(</text:span><text:span text:style-name="T191">runs</text:span><text:span text:style-name="T179"> 2</text:span><text:span text:style-name="T186">0</text:span><text:span text:style-name="T179">% faster – </text:span><text:span text:style-name="T312">permanent</text:span><text:span text:style-name="T115">). </text:span><text:span text:style-name="T131">It means </text:span><text:span text:style-name="T47">increasing fps</text:span><text:span text:style-name="T131"> or </text:span><text:span text:style-name="T47">m/s</text:span><text:span text:style-name="T131">.</text:span></text:p>
      <text:p text:style-name="P42"><text:tab/>- <text:span text:style-name="T15">Force </text:span><text:span text:style-name="T58">f</text:span><text:span text:style-name="T15">ield</text:span><text:span text:style-name="T279">*</text:span><text:span text:style-name="T114"> </text:span><text:span text:style-name="T115">(repulsive effect </text:span><text:span text:style-name="T178">for </text:span><text:span text:style-name="T179">6</text:span><text:span text:style-name="T178"> seconds</text:span><text:span text:style-name="T116"> on </text:span><text:span text:style-name="T130">ranged attacks</text:span><text:span text:style-name="T181"> – </text:span><text:span text:style-name="T310">cooldown: 10 seconds</text:span><text:span text:style-name="T115">).</text:span></text:p>
      <text:p text:style-name="P42"><text:tab/>- <text:span text:style-name="T15">Time stop</text:span><text:span text:style-name="T279">*</text:span><text:span text:style-name="T15"> </text:span><text:span text:style-name="T115">(affects </text:span><text:span text:style-name="T126">everything </text:span><text:span text:style-name="T196">(except </text:span><text:span text:style-name="T197">the Alien</text:span><text:span text:style-name="T196">)</text:span><text:span text:style-name="T126"> for 3 seconds</text:span><text:span text:style-name="T181"> – </text:span><text:span text:style-name="T310">cooldown: 20 seconds</text:span><text:span text:style-name="T116">).</text:span></text:p>
      <text:p text:style-name="P43"><text:tab/>- <text:span text:style-name="T18">Mirror images</text:span><text:span text:style-name="T279">*</text:span><text:span text:style-name="T112"> (</text:span><text:span text:style-name="T223">3</text:span><text:span text:style-name="T216"> </text:span><text:span text:style-name="T224">i</text:span><text:span text:style-name="T223">nvulnerable </text:span><text:span text:style-name="T221">copies </text:span><text:span text:style-name="T224">of the Alien</text:span><text:span text:style-name="T112"> </text:span><text:span text:style-name="T335">appear (“flashing” </text:span><text:span text:style-name="T348">transparent</text:span><text:span text:style-name="T335"> for 1 frame) and </text:span><text:span text:style-name="T112">start </text:span><text:span text:style-name="T305">running</text:span><text:span text:style-name="T112"> in random directions from the player attracting closest kids for </text:span><text:span text:style-name="T220">3</text:span><text:span text:style-name="T216"> seconds</text:span><text:span text:style-name="T232"> </text:span><text:span text:style-name="T233">then disappear</text:span><text:span text:style-name="T181"> </text:span><text:span text:style-name="T184">(“flashing” </text:span><text:span text:style-name="T185">transparent</text:span><text:span text:style-name="T184"> for 1 frame) </text:span><text:span text:style-name="T181">– </text:span><text:span text:style-name="T310">cooldown: 1</text:span><text:span text:style-name="T313">5</text:span><text:span text:style-name="T310"> seconds</text:span><text:span text:style-name="T112">).</text:span></text:p>
      <text:p text:style-name="P44"><text:tab/>- <text:span text:style-name="T24">Dodger</text:span><text:span text:style-name="T281">**</text:span><text:span text:style-name="T238"> (hit box </text:span><text:span text:style-name="T268">size </text:span><text:span text:style-name="T238">reduced</text:span><text:span text:style-name="T115"> </text:span><text:span text:style-name="T179">by 2</text:span><text:span text:style-name="T186">0</text:span><text:span text:style-name="T179">% </text:span><text:span text:style-name="T115">– </text:span><text:span text:style-name="T311">permanent</text:span><text:span text:style-name="T238">).</text:span></text:p>
      <text:p text:style-name="P42"><text:tab/>- <text:span text:style-name="T24">Invisible</text:span><text:span text:style-name="T279">*</text:span><text:span text:style-name="T238"> (makes </text:span><text:span text:style-name="T218">enemies go away </text:span><text:span text:style-name="T222">as if the Alien wasn’t here</text:span><text:span text:style-name="T238"> for </text:span><text:span text:style-name="T333">4</text:span><text:span text:style-name="T238"> seconds</text:span><text:span text:style-name="T181"> – </text:span><text:span text:style-name="T310">cooldown: </text:span><text:span text:style-name="T313">20</text:span><text:span text:style-name="T310"> seconds</text:span><text:span text:style-name="T238">).</text:span></text:p>
      <text:p text:style-name="P42"><text:tab/>- <text:span text:style-name="T24">Shield</text:span><text:span text:style-name="T279">*</text:span><text:span text:style-name="T238"> (</text:span><text:span text:style-name="T219">invulnerable to </text:span><text:span text:style-name="T225">hand-to-hand</text:span><text:span text:style-name="T222"> </text:span><text:span text:style-name="T219">attack</text:span><text:span text:style-name="T225">s</text:span><text:span text:style-name="T222"> for </text:span><text:span text:style-name="T226">3</text:span><text:span text:style-name="T222"> seconds</text:span><text:span text:style-name="T181"> – </text:span><text:span text:style-name="T310">cooldown: 10 seconds</text:span><text:span text:style-name="T238">).</text:span></text:p>
      <text:p text:style-name="P53"><text:tab/>- <text:span text:style-name="T13">Second life</text:span><text:span text:style-name="T281">**</text:span> (restart with <text:span text:style-name="T307">300 HP</text:span> from where the <text:span text:style-name="T335">Alien</text:span><text:span text:style-name="T298"> died – </text:span><text:span text:style-name="T315">only 1 time</text:span>). <text:span text:style-name="T339">No teleportation at the restart. The enemies resume doing their things. The alien stays dead for 2 seconds then revive “flashing” </text:span><text:span text:style-name="T348">transparent</text:span><text:span text:style-name="T339"> for 1 frame.</text:span></text:p>
      <text:p text:style-name="P44"><text:tab/>- <text:span text:style-name="T24">Healthy</text:span><text:span text:style-name="T281">**</text:span><text:span text:style-name="T238"> (</text:span><text:span text:style-name="T268">2</text:span><text:span text:style-name="T304">0</text:span><text:span text:style-name="T268">% </text:span><text:span text:style-name="T238">more hit points – </text:span><text:span text:style-name="T309">permanent</text:span><text:span text:style-name="T238">).</text:span></text:p>
      <text:p text:style-name="P44"><text:tab/>- <text:span text:style-name="T25">Regeneration</text:span><text:span text:style-name="T281">**</text:span><text:span text:style-name="T239"> (</text:span><text:span text:style-name="T307">5</text:span><text:span text:style-name="T303"> hp per second – </text:span><text:span text:style-name="T308">permanent</text:span><text:span text:style-name="T239">).</text:span></text:p>
      <text:p text:style-name="P44"><text:tab/>- <text:span text:style-name="T26">Hand to hand </text:span><text:span text:style-name="T74">specialist</text:span><text:span text:style-name="T281">**</text:span><text:span text:style-name="T240"> (50% damage from short range but 200% damage from long range – </text:span><text:span text:style-name="T309">permanent</text:span><text:span text:style-name="T240">).</text:span></text:p>
      <text:p text:style-name="P44"><text:tab/>- <text:span text:style-name="T26">Ranged </text:span><text:span text:style-name="T33">fighting </text:span><text:span text:style-name="T74">expert</text:span><text:span text:style-name="T281">**</text:span><text:span text:style-name="T240"> (50% damage from long range but 200% damage from short range – </text:span><text:span text:style-name="T309">permanent</text:span><text:span text:style-name="T240">).</text:span></text:p>
      <text:p text:style-name="P44"><text:tab/>- <text:span text:style-name="T7">None!</text:span><text:span text:style-name="T281">**</text:span><text:span text:style-name="T7"> </text:span><text:span text:style-name="T187">(</text:span><text:span text:style-name="T316">permanen</text:span><text:span text:style-name="T317">t!</text:span><text:span text:style-name="T187">)</text:span></text:p>
      <text:p text:style-name="P43"><text:soft-page-break/><text:span text:style-name="T344"><text:tab/>- </text:span><text:span text:style-name="T94">Der Techniker</text:span><text:span text:style-name="T279">*</text:span><text:span text:style-name="T344"> (</text:span><text:span text:style-name="T345">hidden talent to unlock (</text:span><text:span text:style-name="T330">see condition </text:span><text:span text:style-name="T331">at the end</text:span><text:span text:style-name="T345">)</text:span><text:span text:style-name="T298"> – </text:span><text:span text:style-name="T315">only 1 time</text:span><text:span text:style-name="T344">).</text:span><text:span text:style-name="T339"> </text:span><text:span text:style-name="T345">Resets the game overlay shader values </text:span><text:span text:style-name="T353">(and restart its animation!)</text:span><text:span text:style-name="T339">. </text:span><text:span text:style-name="T352">This allows a longer game leading to more kids...</text:span></text:p>
      <text:p text:style-name="P41"/>
      <text:p text:style-name="P42"><text:span text:style-name="T187"><text:tab/></text:span><text:span text:style-name="T202">Shaders are </text:span><text:span text:style-name="T93">never</text:span><text:span text:style-name="T202"> affected by talents </text:span><text:span text:style-name="T203">(except for </text:span><text:span text:style-name="T204">Der Techniker</text:span><text:span text:style-name="T203">)</text:span><text:span text:style-name="T202">!</text:span></text:p>
      <text:p text:style-name="P37"/>
      <text:p text:style-name="P37"><text:tab/><text:span text:style-name="T31">S</text:span><text:span text:style-name="T27">kill cooldown is shown by the sprite outline color</text:span><text:span text:style-name="T169"> </text:span><text:span text:style-name="T167">(red means not ready)</text:span><text:span text:style-name="T241">.</text:span></text:p>
      <text:p text:style-name="P40"><text:tab/><text:span text:style-name="T60">No HP shown on screen </text:span><text:span text:style-name="T252">(</text:span><text:span text:style-name="T253">we’ll eventually show that also with the outline turning blue</text:span><text:span text:style-name="T252">)</text:span><text:span text:style-name="T284">.</text:span></text:p>
      <text:p text:style-name="P40"><text:tab/><text:span text:style-name="T97">When hit, the Alien flashes white </text:span><text:span text:style-name="T90">for 1 frame</text:span><text:span text:style-name="T97">.</text:span></text:p>
      <text:p text:style-name="P33"><text:tab/><text:span text:style-name="T6">Each</text:span> <text:span text:style-name="T31">skill</text:span><text:span text:style-name="T13"> has </text:span><text:span text:style-name="T52">its own</text:span><text:span text:style-name="T13"> cooldown</text:span> (<text:span text:style-name="T214">duration</text:span> depending on the <text:span text:style-name="T234">skill </text:span><text:span text:style-name="T339">as seen above</text:span>).</text:p>
      <text:p text:style-name="P37"/>
      <text:p text:style-name="P111"/>
      <text:p text:style-name="P4">Enemies</text:p>
      <text:p text:style-name="P55"/>
      <text:p text:style-name="P55">- <text:span text:style-name="T21">Throwing </text:span><text:span text:style-name="T27">B</text:span><text:span text:style-name="T21">ooger </text:span><text:span text:style-name="T27">K</text:span><text:span text:style-name="T21">ids</text:span><text:span text:style-name="T235"> (</text:span><text:span text:style-name="T259">slow </text:span><text:span text:style-name="T235">medium ranged explosives </text:span><text:span text:style-name="T241">with small effect area</text:span><text:span text:style-name="T235">):</text:span></text:p>
      <text:p text:style-name="P55"><text:tab/><text:span text:style-name="T259">Alien loses </text:span><text:span text:style-name="T62">1</text:span><text:span text:style-name="T33">00 </text:span><text:span text:style-name="T51">HP</text:span><text:span text:style-name="T259"> when hit. </text:span><text:span text:style-name="T229">Only deals damage after exploding on the ground!</text:span></text:p>
      <text:p text:style-name="P55"/>
      <text:p text:style-name="P55">- <text:span text:style-name="T21">Spitting </text:span><text:span text:style-name="T27">K</text:span><text:span text:style-name="T21">ids</text:span><text:span text:style-name="T235"> (</text:span><text:span text:style-name="T259">quick s</text:span><text:span text:style-name="T256">hort </text:span><text:span text:style-name="T235">ranged </text:span><text:span text:style-name="T319">projectile</text:span><text:span text:style-name="T235">).</text:span></text:p>
      <text:p text:style-name="P56"><text:tab/><text:span text:style-name="T259">Alien loses </text:span><text:span text:style-name="T62">5</text:span><text:span text:style-name="T56">0</text:span><text:span text:style-name="T33"> </text:span><text:span text:style-name="T51">HP</text:span><text:span text:style-name="T259"> when hit. </text:span><text:span text:style-name="T348">Disappear before hitting ground (at the end of the animation).</text:span></text:p>
      <text:p text:style-name="P56"/>
      <text:p text:style-name="P55">- <text:span text:style-name="T21">Kids </text:span><text:span text:style-name="T27">W</text:span><text:span text:style-name="T21">ith </text:span><text:span text:style-name="T27">S</text:span><text:span text:style-name="T21">ticks</text:span><text:span text:style-name="T235"> (</text:span><text:span text:style-name="T259">very quick </text:span><text:span text:style-name="T249">hand to hand</text:span><text:span text:style-name="T235"> attack).</text:span></text:p>
      <text:p text:style-name="P56"><text:tab/><text:span text:style-name="T259">Alien loses </text:span><text:span text:style-name="T62">25</text:span><text:span text:style-name="T33"> </text:span><text:span text:style-name="T51">HP</text:span><text:span text:style-name="T259"> when hit.</text:span></text:p>
      <text:p text:style-name="P56"/>
      <text:p text:style-name="P57">- <text:span text:style-name="T58">Crying </text:span><text:span text:style-name="T28">Kids</text:span><text:span text:style-name="T243"> </text:span><text:span text:style-name="T271">run randomly then stop to cry</text:span><text:span text:style-name="T243">. </text:span><text:span text:style-name="T271">If the Alien is close enough, </text:span><text:span text:style-name="T339">that kid will try to </text:span><text:span text:style-name="T271">kick him. </text:span><text:span text:style-name="T339">Then r</text:span><text:span text:style-name="T276">esume </text:span><text:span text:style-name="T339">his </text:span><text:span text:style-name="T276">routine.</text:span></text:p>
      <text:p text:style-name="P57"><text:tab/><text:span text:style-name="T259">Alien loses </text:span><text:span text:style-name="T62">75</text:span><text:span text:style-name="T33"> </text:span><text:span text:style-name="T51">HP</text:span><text:span text:style-name="T259"> </text:span><text:span text:style-name="T276">when hit</text:span><text:span text:style-name="T260">.</text:span></text:p>
      <text:p text:style-name="P56"/>
      <text:p text:style-name="P55">- <text:span text:style-name="T27">Vomiting </text:span><text:span text:style-name="T28">K</text:span><text:span text:style-name="T27">ids</text:span><text:span text:style-name="T241"> (</text:span><text:span text:style-name="T259">slow </text:span><text:span text:style-name="T241">long range attacks with large effect area). </text:span><text:span text:style-name="T276">Wandering, then vomiting somewhere there’</text:span><text:span text:style-name="T339">s enough</text:span><text:span text:style-name="T276"> space for the puddle, then resuming… The vomit puddle generate an area that everybody’s running away from.</text:span></text:p>
      <text:p text:style-name="P57"><text:tab/><text:span text:style-name="T259">Alien loses </text:span><text:span text:style-name="T33">5</text:span><text:span text:style-name="T56">0</text:span><text:span text:style-name="T33"> </text:span><text:span text:style-name="T51">HP per second</text:span><text:span text:style-name="T259"> when walking in the vomit puddle until exiting it. </text:span><text:span text:style-name="T260">He also takes decreasing damage</text:span><text:span text:style-name="T276"> </text:span><text:span text:style-name="T260">for up to 2 seconds </text:span><text:span text:style-name="T276">(</text:span><text:span text:style-name="T92">35</text:span><text:span text:style-name="T59">HP </text:span><text:span text:style-name="T62">the first second</text:span><text:span text:style-name="T59">, then 1</text:span><text:span text:style-name="T92">5</text:span><text:span text:style-name="T59">HP</text:span><text:span text:style-name="T276">) </text:span><text:span text:style-name="T260">after exiting the area.</text:span></text:p>
      <text:p text:style-name="P55"/>
      <text:p text:style-name="P63">- <text:span text:style-name="T22">T</text:span><text:span text:style-name="T62">he t</text:span><text:span text:style-name="T13">eacher </text:span><text:span text:style-name="T326">(see </text:span><text:span text:style-name="T329">*1</text:span><text:span text:style-name="T328"> </text:span><text:span text:style-name="T326">below)</text:span><text:span text:style-name="T254"> </text:span><text:span text:style-name="T201">running </text:span><text:span text:style-name="T113">randomly.</text:span> <text:span text:style-name="T287">When </text:span><text:span text:style-name="T236">close </text:span><text:span text:style-name="T287">enough </text:span><text:span text:style-name="T236">to the Alien </text:span><text:span text:style-name="T287">and kids involved in </text:span><text:span text:style-name="T339">a</text:span><text:span text:style-name="T287"> fight,</text:span><text:span text:style-name="T236"> </text:span><text:span text:style-name="T339">tries</text:span> to stop the mess <text:span text:style-name="T236">(</text:span><text:span text:style-name="T276">she</text:span><text:span text:style-name="T237"> </text:span><text:span text:style-name="T276">is an</text:span><text:span text:style-name="T237"> </text:span><text:span text:style-name="T236">obstacle: run</text:span><text:span text:style-name="T237">ning</text:span><text:span text:style-name="T236"> then stop</text:span><text:span text:style-name="T237">ping,</text:span><text:span text:style-name="T236"> trying to calm things down </text:span><text:span text:style-name="T265">staying between kid</text:span><text:span text:style-name="T276">s</text:span><text:span text:style-name="T265"> and Alien</text:span><text:span text:style-name="T236">).</text:span></text:p>
      <text:p text:style-name="P55"/>
      <text:p text:style-name="P64">----------</text:p>
      <text:p text:style-name="P55"/>
      <text:p text:style-name="P69">About “IA”, above is a <text:span text:style-name="T325">basic</text:span> description of the enemy behaviors. In the Pac-Man game, one ghost aims at Pac-Man, another aims ahead of Pac-Man, the third has a random behavior and the fourth ghost tries <text:span text:style-name="T325">to reach Pac-Man when close enough</text:span>. <text:span text:style-name="T325">More or less. Maybe we could be inspired by these ideas for our kids.</text:span></text:p>
      <text:p text:style-name="P69"/>
      <text:p text:style-name="P70"><text:span text:style-name="T339">Every single enemies has</text:span> a somewhat random size of the detection colliders <text:span text:style-name="T339">(+/-10%)</text:span>.<text:span text:style-name="T277"> </text:span><text:span text:style-name="T283">Maybe useless?</text:span></text:p>
      <text:p text:style-name="P100">Technically</text:p>
      <text:p text:style-name="P99"/>
      <text:p text:style-name="P101"><text:span text:style-name="T231"><text:tab/></text:span><text:span text:style-name="T102">Animations at </text:span><text:span text:style-name="T103">3</text:span><text:span text:style-name="T102">s</text:span><text:span text:style-name="T272"> </text:span><text:span text:style-name="T273">(</text:span><text:span text:style-name="T274">just like Domestique Baston</text:span><text:span text:style-name="T273">).</text:span></text:p>
      <text:p text:style-name="P48"/>
      <text:p text:style-name="P47"><text:tab/><text:span text:style-name="T113">Every game</text:span><text:span text:style-name="T5"> </text:span><text:span text:style-name="T13">starts from a random point in the area</text:span><text:span text:style-name="T5">. </text:span><text:span text:style-name="T202">available s</text:span><text:span text:style-name="T113">pawning points </text:span><text:span text:style-name="T202">are</text:span><text:span text:style-name="T113"> established before hand </text:span><text:span text:style-name="T202">(in Background.tscn)</text:span><text:span text:style-name="T113">.</text:span></text:p>
      <text:p text:style-name="P47"/>
      <text:p text:style-name="P47"><text:tab/><text:span text:style-name="T34">Camera bug </text:span><text:span text:style-name="T54">effects</text:span><text:span text:style-name="T34"> </text:span><text:span text:style-name="T62">constantly evolve</text:span><text:span text:style-name="T34"> </text:span><text:span text:style-name="T72">up to the max </text:span><text:span text:style-name="T77">after 1 minute or so</text:span><text:span text:style-name="T302"> </text:span><text:span text:style-name="T288">and</text:span><text:span text:style-name="T246"> </text:span><text:span text:style-name="T34">the last effect (screen shutdown) always happen</text:span><text:span text:style-name="T66">s</text:span><text:span text:style-name="T34"> just after 1 minute </text:span><text:span text:style-name="T62">or a bit more… </text:span><text:span text:style-name="T72">But the game still goes on!</text:span></text:p>
      <text:p text:style-name="P36"/>
      <text:p text:style-name="P31"><text:tab/><text:span text:style-name="T29">A</text:span><text:span text:style-name="T13">lien</text:span> <text:span text:style-name="T249">and </text:span><text:span text:style-name="T38">Enemies</text:span><text:span text:style-name="T249"> </text:span><text:span text:style-name="T258">have</text:span> <text:span text:style-name="T38">8</text:span><text:span text:style-name="T13"> </text:span><text:span text:style-name="T32">action </text:span><text:span text:style-name="T13">direction</text:span><text:span text:style-name="T32">s</text:span><text:span text:style-name="T135">.</text:span></text:p>
      <text:p text:style-name="P93"/>
      <text:p text:style-name="P25"><text:span text:style-name="T135"><text:tab/></text:span><text:span text:style-name="T164">A</text:span><text:span text:style-name="T119">lien animations (</text:span><text:span text:style-name="T40">left</text:span><text:span text:style-name="T119"> and </text:span><text:span text:style-name="T40">right</text:span><text:span text:style-name="T119"> are </text:span><text:span text:style-name="T40">flopped animations</text:span><text:span text:style-name="T119">, </text:span><text:span text:style-name="T40">up/left</text:span><text:span text:style-name="T119"> and </text:span><text:span text:style-name="T40">up/right</text:span><text:span text:style-name="T119"> are </text:span><text:span text:style-name="T40">flopped animations</text:span><text:span text:style-name="T119"> and </text:span><text:span text:style-name="T40">down/left</text:span><text:span text:style-name="T119"> and </text:span><text:span text:style-name="T40">down/right</text:span><text:span text:style-name="T119"> are also </text:span><text:span text:style-name="T40">flopped animations</text:span><text:span text:style-name="T119">):</text:span></text:p>
      <text:p text:style-name="P24"><text:span text:style-name="T36"><text:tab/>8</text:span><text:span text:style-name="T35"> Move </text:span><text:span text:style-name="T58">(run) </text:span><text:span text:style-name="T35">direction</text:span><text:span text:style-name="T31">s</text:span></text:p>
      <text:p text:style-name="P24"><text:span text:style-name="T36"><text:tab/>8</text:span><text:span text:style-name="T278"> </text:span><text:span text:style-name="T35">Idle direction</text:span><text:span text:style-name="T31">s</text:span></text:p>
      <text:p text:style-name="P24"><text:span text:style-name="T31"><text:tab/></text:span><text:span text:style-name="T38">8 </text:span><text:span text:style-name="T32">G</text:span><text:span text:style-name="T38">etting </text:span><text:span text:style-name="T32">H</text:span><text:span text:style-name="T38">it directions</text:span></text:p>
      <text:p text:style-name="P24"><text:span text:style-name="T36"><text:tab/>8</text:span><text:span text:style-name="T35"> </text:span><text:span text:style-name="T32">D</text:span><text:span text:style-name="T35">eath </text:span><text:span text:style-name="T32">D</text:span><text:span text:style-name="T35">irection</text:span><text:span text:style-name="T31">s</text:span></text:p>
      <text:p text:style-name="P94"/>
      <text:p text:style-name="P25"><text:span text:style-name="T160"><text:tab/></text:span><text:span text:style-name="T123">Enemies </text:span><text:span text:style-name="T125">(kids) </text:span><text:span text:style-name="T123">animations </text:span><text:span text:style-name="T119">(</text:span><text:span text:style-name="T40">left</text:span><text:span text:style-name="T119"> and </text:span><text:span text:style-name="T40">right</text:span><text:span text:style-name="T119"> are </text:span><text:span text:style-name="T40">flopped animations</text:span><text:span text:style-name="T119">, </text:span><text:span text:style-name="T40">up/left</text:span><text:span text:style-name="T119"> and </text:span><text:span text:style-name="T40">up/right</text:span><text:span text:style-name="T119"> are </text:span><text:span text:style-name="T40">flopped animations</text:span><text:span text:style-name="T119"> and </text:span><text:span text:style-name="T40">down/left</text:span><text:span text:style-name="T119"> and </text:span><text:span text:style-name="T40">down/right</text:span><text:span text:style-name="T119"> are also </text:span><text:span text:style-name="T40">flopped animations</text:span><text:span text:style-name="T119">):</text:span></text:p>
      <text:p text:style-name="P29"><text:span text:style-name="T159"><text:tab/></text:span><text:span text:style-name="T31">8 move </text:span><text:span text:style-name="T65">(run) </text:span><text:span text:style-name="T31">directions</text:span></text:p>
      <text:p text:style-name="P103"><text:tab/>8 attack directions</text:p>
      <text:p text:style-name="P103"><text:tab/>8 Idle directions</text:p>
      <text:p text:style-name="P102"><text:span text:style-name="T5"><text:tab/>8 </text:span><text:span text:style-name="T104">waving</text:span><text:span text:style-name="T5"> directions </text:span><text:span text:style-name="T140">(when two kids face each other </text:span><text:span text:style-name="T154">and only in this case</text:span><text:span text:style-name="T140">, they </text:span><text:span text:style-name="T141">forget about the Alien and </text:span><text:span text:style-name="T140">stop </text:span><text:span text:style-name="T141">running</text:span><text:span text:style-name="T140"> then wave at each other </text:span><text:span text:style-name="T141">for a couple of seconds </text:span><text:span text:style-name="T140">then resume moving)</text:span><text:span text:style-name="T104"> – </text:span><text:span text:style-name="T105">only </text:span><text:span text:style-name="T106">throwing booger </text:span><text:span text:style-name="T107">kids</text:span><text:span text:style-name="T106">, spitting </text:span><text:span text:style-name="T107">kids, </text:span><text:span text:style-name="T108">crying kids and</text:span><text:span text:style-name="T106"> </text:span><text:span text:style-name="T105">kids </text:span><text:span text:style-name="T106">with sticks</text:span><text:span text:style-name="T110">.</text:span></text:p>
      <text:p text:style-name="P30"/>
      <text:p text:style-name="P31"><text:span text:style-name="T168"><text:tab/></text:span><text:span text:style-name="T124">Teacher </text:span><text:span text:style-name="T123">animations </text:span><text:span text:style-name="T119">(</text:span><text:span text:style-name="T40">left</text:span><text:span text:style-name="T119"> and </text:span><text:span text:style-name="T40">right</text:span><text:span text:style-name="T119"> are </text:span><text:span text:style-name="T40">flopped animations</text:span><text:span text:style-name="T119">, </text:span><text:span text:style-name="T40">up/left</text:span><text:span text:style-name="T119"> and </text:span><text:span text:style-name="T40">up/right</text:span><text:span text:style-name="T119"> are </text:span><text:span text:style-name="T40">flopped animations</text:span><text:span text:style-name="T119"> and </text:span><text:span text:style-name="T40">down/left</text:span><text:span text:style-name="T119"> and </text:span><text:span text:style-name="T40">down/right</text:span><text:span text:style-name="T119"> are also </text:span><text:span text:style-name="T40">flopped animations</text:span><text:span text:style-name="T119">):</text:span></text:p>
      <text:p text:style-name="P31"><text:span text:style-name="T183"><text:tab/></text:span><text:span text:style-name="T86">8 Idle directions</text:span></text:p>
      <text:p text:style-name="P28"><text:span text:style-name="T173"><text:tab/></text:span><text:span text:style-name="T31">8 </text:span><text:span text:style-name="T63">run</text:span><text:span text:style-name="T31"> directions</text:span></text:p>
      <text:p text:style-name="P49"><text:span text:style-name="T113"><text:tab/></text:span><text:span text:style-name="T31">8 “</text:span><text:span text:style-name="T63">stop fighting”</text:span><text:span text:style-name="T31"> directions</text:span></text:p>
      <text:p text:style-name="P52"><text:span text:style-name="T31"><text:tab/>O</text:span><text:span text:style-name="T13">PTION: 8 Waving directions</text:span><text:span text:style-name="T113"> (meaning that she should also follow the kids rule seen just above).</text:span></text:p>
      <text:p text:style-name="P49"/>
      <text:p text:style-name="P32"><text:soft-page-break/><text:span text:style-name="T120">Enem</text:span><text:span text:style-name="T125">y</text:span><text:span text:style-name="T120"> behavior</text:span><text:span text:style-name="T125">s</text:span><text:span text:style-name="T120">:</text:span></text:p>
      <text:p text:style-name="P95"/>
      <text:p text:style-name="P50"><text:span text:style-name="T113"><text:tab/></text:span><text:span text:style-name="T117">Followers </text:span><text:span text:style-name="T129">and stoppers and followers, etc.:</text:span></text:p>
      <text:p text:style-name="P61"><text:span text:style-name="T21"><text:tab/><text:tab/>Throwing </text:span><text:span text:style-name="T27">B</text:span><text:span text:style-name="T21">ooger </text:span><text:span text:style-name="T27">K</text:span><text:span text:style-name="T21">ids </text:span><text:span text:style-name="T192">(run randomly then stop then resume… Until they detect the Alien and then follow him to throw projectile at him </text:span><text:span text:style-name="T201">but stay in range</text:span><text:span text:style-name="T192">).</text:span></text:p>
      <text:p text:style-name="P61"><text:span text:style-name="T21"><text:tab/><text:tab/>Spitting </text:span><text:span text:style-name="T27">K</text:span><text:span text:style-name="T21">ids </text:span><text:span text:style-name="T192">(run randomly then stop then resume… Until they detect the Alien and then follow him to throw projectile at him </text:span><text:span text:style-name="T201">but stay in range</text:span><text:span text:style-name="T192">).</text:span></text:p>
      <text:p text:style-name="P60"><text:span text:style-name="T21"><text:tab/></text:span><text:span text:style-name="T162">Followers:</text:span></text:p>
      <text:p text:style-name="P60"><text:span text:style-name="T21"><text:tab/><text:tab/>Kids </text:span><text:span text:style-name="T27">W</text:span><text:span text:style-name="T21">ith </text:span><text:span text:style-name="T27">S</text:span><text:span text:style-name="T21">ticks </text:span><text:span text:style-name="T192">(run randomly then stop then resume… Until they detect the Alien and then follow him to </text:span><text:span text:style-name="T201">beat the hell out of him</text:span><text:span text:style-name="T192">).</text:span></text:p>
      <text:p text:style-name="P60"/>
      <text:p text:style-name="P60"><text:span text:style-name="T28"><text:tab/></text:span><text:span text:style-name="T125">Somewhat r</text:span><text:span text:style-name="T128">andom</text:span><text:span text:style-name="T120">:</text:span></text:p>
      <text:p text:style-name="P60"><text:span text:style-name="T162"><text:tab/><text:tab/></text:span><text:span text:style-name="T27">Vomiting </text:span><text:span text:style-name="T28">K</text:span><text:span text:style-name="T27">ids </text:span><text:span text:style-name="T192">(</text:span><text:span text:style-name="T201">run</text:span><text:span text:style-name="T192"> randomly then stop to vomit then resume </text:span><text:span text:style-name="T201">but stay in range</text:span><text:span text:style-name="T192">).</text:span></text:p>
      <text:p text:style-name="P63"><text:span text:style-name="T27"><text:tab/><text:tab/></text:span><text:span text:style-name="T61">Crying Kids</text:span><text:span text:style-name="T193"> </text:span><text:span text:style-name="T192">(run randomly then stop to cry </text:span><text:span text:style-name="T194">for </text:span><text:span text:style-name="T201">2</text:span><text:span text:style-name="T194"> to </text:span><text:span text:style-name="T201">4</text:span><text:span text:style-name="T194"> seconds </text:span><text:span text:style-name="T192">and resume… Until the Alien is detected and then try to reach him for a good kicking session </text:span><text:span text:style-name="T201">(up to 4 attempts t</text:span><text:span text:style-name="T194">hen resume…</text:span><text:span text:style-name="T192">)</text:span></text:p>
      <text:p text:style-name="P62"><text:span text:style-name="T27"><text:tab/></text:span><text:span text:style-name="T176"><text:tab/></text:span><text:span text:style-name="T22">T</text:span><text:span text:style-name="T31">eacher</text:span><text:span text:style-name="T160"> </text:span><text:span text:style-name="T192">(Stays where she is then runs somewhere else then resume… Until she detects a fight between kids and the Alien </text:span><text:span text:style-name="T195">and tries to take place between kids and the Alien </text:span><text:span text:style-name="T201">(eventually)</text:span><text:span text:style-name="T195"> </text:span><text:span text:style-name="T201">forcing a way between colliders </text:span><text:span text:style-name="T195">– </text:span><text:span text:style-name="T326">(see </text:span><text:span text:style-name="T327">*1</text:span><text:span text:style-name="T328"> </text:span><text:span text:style-name="T326">above)</text:span><text:span text:style-name="T192">)</text:span></text:p>
      <text:p text:style-name="P81"/>
      <text:p text:style-name="P81"/>
      <text:p text:style-name="P59"><text:tab/><text:span text:style-name="T299">The </text:span><text:span text:style-name="T75">game starts</text:span><text:span text:style-name="T299"> with </text:span><text:span text:style-name="T75">1 </text:span><text:span text:style-name="T76">T</text:span><text:span text:style-name="T75">eacher</text:span><text:span text:style-name="T188"> </text:span><text:span text:style-name="T189">(only 1 per game)</text:span><text:span text:style-name="T299">, </text:span><text:span text:style-name="T75">1 </text:span><text:span text:style-name="T76">C</text:span><text:span text:style-name="T75">rying </text:span><text:span text:style-name="T76">K</text:span><text:span text:style-name="T75">id</text:span><text:span text:style-name="T299">, </text:span><text:span text:style-name="T75">1 </text:span><text:span text:style-name="T76">V</text:span><text:span text:style-name="T75">omiting </text:span><text:span text:style-name="T76">K</text:span><text:span text:style-name="T75">id</text:span><text:span text:style-name="T299">, </text:span><text:span text:style-name="T76">1</text:span><text:span text:style-name="T75"> </text:span><text:span text:style-name="T76">T</text:span><text:span text:style-name="T75">hrowing </text:span><text:span text:style-name="T76">B</text:span><text:span text:style-name="T75">ooger </text:span><text:span text:style-name="T76">K</text:span><text:span text:style-name="T75">id</text:span><text:span text:style-name="T299">, </text:span><text:span text:style-name="T76">3</text:span><text:span text:style-name="T75"> </text:span><text:span text:style-name="T76">K</text:span><text:span text:style-name="T75">ids with </text:span><text:span text:style-name="T76">S</text:span><text:span text:style-name="T75">tick</text:span><text:span text:style-name="T299"> and </text:span><text:span text:style-name="T76">2</text:span><text:span text:style-name="T75"> </text:span><text:span text:style-name="T76">S</text:span><text:span text:style-name="T75">pitting </text:span><text:span text:style-name="T76">K</text:span><text:span text:style-name="T75">id </text:span><text:span text:style-name="T201">spawning randomly on the map</text:span><text:span text:style-name="T92">.</text:span></text:p>
      <text:p text:style-name="P59"/>
      <text:p text:style-name="P59"><text:tab/><text:span text:style-name="T92">After 5 seconds of game, e</text:span><text:span text:style-name="T75">very </text:span><text:span text:style-name="T92">3</text:span><text:span text:style-name="T75"> seconds 1 kid </text:span><text:span text:style-name="T83">spawns </text:span><text:span text:style-name="T84">in the field </text:span><text:span text:style-name="T83">(outside of the screen). </text:span><text:span text:style-name="T92">It doesn’t apply when the Alien dies and until he revives after using Second Life talent</text:span><text:span text:style-name="T299">:</text:span></text:p>
      <text:p text:style-name="P59"/>
      <text:p text:style-name="P59"><text:tab/><text:span text:style-name="T228">Chances of spawning:</text:span></text:p>
      <text:p text:style-name="P59"><text:tab/><text:tab/><text:span text:style-name="T300">Spitting Kid: </text:span><text:span text:style-name="T11">25</text:span><text:span text:style-name="T12">%</text:span></text:p>
      <text:p text:style-name="P59"><text:tab/><text:tab/><text:span text:style-name="T300">Kid with Stick: </text:span><text:span text:style-name="T11">3</text:span><text:span text:style-name="T12">0%</text:span></text:p>
      <text:p text:style-name="P59"><text:tab/><text:tab/><text:span text:style-name="T299">Throwing Booger Kid: </text:span><text:span text:style-name="T76">1</text:span><text:span text:style-name="T92">5</text:span><text:span text:style-name="T76">%</text:span></text:p>
      <text:p text:style-name="P59"><text:span text:style-name="T299"><text:tab/><text:tab/>Crying Kid: </text:span><text:span text:style-name="T76">1</text:span><text:span text:style-name="T92">5</text:span><text:span text:style-name="T76">%</text:span></text:p>
      <text:p text:style-name="P59"><text:span text:style-name="T299"><text:tab/><text:tab/>Vomiting Kid: </text:span><text:span text:style-name="T76">1</text:span><text:span text:style-name="T92">5</text:span><text:span text:style-name="T76">%</text:span></text:p>
      <text:p text:style-name="P59"/>
      <text:p text:style-name="P87"><text:span text:style-name="T76"><text:tab/></text:span><text:span text:style-name="T54">Kids</text:span><text:span text:style-name="T67"> </text:span><text:span text:style-name="T85">are</text:span><text:span text:style-name="T73"> running </text:span><text:span text:style-name="T85">randomly </text:span><text:span text:style-name="T73">until they detect the Alien (or another kid and are able to wave at each other)</text:span><text:span text:style-name="T61">.</text:span></text:p>
      <text:p text:style-name="P81"/>
      <text:p text:style-name="P82"><text:soft-page-break/><text:span text:style-name="T247"><text:tab/></text:span><text:span text:style-name="T37">Enemies detection colliders will have a somewhat random size</text:span><text:span text:style-name="T264">. </text:span><text:span text:style-name="T283">Useless?</text:span></text:p>
      <text:p text:style-name="P88"/>
      <text:p text:style-name="P85"><text:span text:style-name="T264"><text:tab/></text:span><text:span text:style-name="T54">After a kid</text:span><text:span text:style-name="T72"> </text:span><text:span text:style-name="T73">has dealt</text:span><text:span text:style-name="T72"> damage to </text:span><text:span text:style-name="T64">the</text:span><text:span text:style-name="T54"> Alien, </text:span><text:span text:style-name="T73">t</text:span><text:span text:style-name="T54">h</text:span><text:span text:style-name="T73">at kid</text:span><text:span text:style-name="T54"> tends to go away for </text:span><text:span text:style-name="T92">3</text:span><text:span text:style-name="T57"> seconds</text:span><text:span text:style-name="T263">.</text:span></text:p>
      <text:p text:style-name="P85"/>
      <text:p text:style-name="P85"><text:span text:style-name="T72"><text:tab/>Kids with sticks go away only after hitting the Alien </text:span><text:span text:style-name="T73">3</text:span><text:span text:style-name="T72"> times</text:span><text:span text:style-name="T301">.</text:span></text:p>
      <text:p text:style-name="P85"/>
      <text:p text:style-name="P86"><text:span text:style-name="T289"><text:tab/></text:span><text:span text:style-name="T73">Kids don’t wave while fighting.</text:span></text:p>
      <text:p text:style-name="P82"/>
      <text:p text:style-name="P82"><text:tab/><text:span text:style-name="T55">Kids are slower than </text:span><text:span text:style-name="T64">the </text:span><text:span text:style-name="T55">Alien</text:span><text:span text:style-name="T266"> and </text:span><text:span text:style-name="T286">the </text:span><text:span text:style-name="T55">teacher </text:span><text:span text:style-name="T64">is</text:span><text:span text:style-name="T55"> faster than </text:span><text:span text:style-name="T64">the </text:span><text:span text:style-name="T55">Alien</text:span><text:span text:style-name="T266">.</text:span></text:p>
      <text:p text:style-name="P82"/>
      <text:p text:style-name="P84"><text:tab/><text:span text:style-name="T290">Just in case it wasn’t obvious, </text:span><text:span text:style-name="T67">spit</text:span><text:span text:style-name="T68">s</text:span><text:span text:style-name="T67">, vomit </text:span><text:span text:style-name="T68">puddles </text:span><text:span text:style-name="T67">and boogers don’t affect kids </text:span><text:span text:style-name="T68">and teacher </text:span><text:span text:style-name="T321">(they avoid those things)</text:span><text:span text:style-name="T290">!</text:span></text:p>
      <text:p text:style-name="P84"/>
      <text:p text:style-name="P84"><text:span text:style-name="T250"><text:tab/></text:span><text:span text:style-name="T68">K</text:span><text:span text:style-name="T67">ids </text:span><text:span text:style-name="T68">and teacher avoid</text:span><text:span text:style-name="T67"> vomit puddles </text:span><text:span text:style-name="T92">nonetheless</text:span><text:span text:style-name="T67">.</text:span></text:p>
      <text:p text:style-name="P92"/>
      <text:p text:style-name="P92"><text:tab/><text:span text:style-name="T227">What follows could very be more or less obsolete by the time the project really starts.</text:span></text:p>
      <text:p text:style-name="P92"/>
      <text:p text:style-name="P106"><text:tab/>Kids with Sticks have 4 colliders:</text:p>
      <text:p text:style-name="P90"><text:span text:style-name="T80"><text:tab/><text:tab/></text:span><text:span text:style-name="T67">1 obstacle collider</text:span><text:span text:style-name="T290"> (for background, vomit, </text:span><text:span text:style-name="T302">other </text:span><text:span text:style-name="T290">kids, teacher and Alien).</text:span></text:p>
      <text:p text:style-name="P90"><text:tab/><text:tab/><text:span text:style-name="T67">1 Alien detection collider</text:span><text:span text:style-name="T290">.</text:span></text:p>
      <text:p text:style-name="P90"><text:tab/><text:tab/><text:span text:style-name="T67">1 waving collider</text:span><text:span text:style-name="T290">.</text:span></text:p>
      <text:p text:style-name="P90"><text:tab/><text:tab/><text:span text:style-name="T80">1 attack collider</text:span><text:span text:style-name="T319">.</text:span></text:p>
      <text:p text:style-name="P90"/>
      <text:p text:style-name="P90"><text:span text:style-name="T319"><text:tab/></text:span><text:span text:style-name="T80">Spitting Kids have 4 colliders:</text:span></text:p>
      <text:p text:style-name="P90"><text:span text:style-name="T80"><text:tab/><text:tab/></text:span><text:span text:style-name="T67">1 obstacle collider</text:span><text:span text:style-name="T290"> (for background, vomit, </text:span><text:span text:style-name="T302">other </text:span><text:span text:style-name="T290">kids, teacher and Alien).</text:span></text:p>
      <text:p text:style-name="P90"><text:tab/><text:tab/><text:span text:style-name="T67">1 Alien detection collider</text:span><text:span text:style-name="T290">.</text:span></text:p>
      <text:p text:style-name="P90"><text:tab/><text:tab/><text:span text:style-name="T67">1 waving collider</text:span><text:span text:style-name="T290">.</text:span></text:p>
      <text:p text:style-name="P90"><text:span text:style-name="T319"><text:tab/><text:tab/></text:span><text:span text:style-name="T80">1 emitter point for their projectiles</text:span><text:span text:style-name="T319">.</text:span></text:p>
      <text:p text:style-name="P90"/>
      <text:p text:style-name="P90"><text:tab/><text:span text:style-name="T80">Throwing Booger Kids have 4 colliders:</text:span></text:p>
      <text:p text:style-name="P90"><text:span text:style-name="T80"><text:tab/><text:tab/></text:span><text:span text:style-name="T67">1 obstacle collider</text:span><text:span text:style-name="T290"> (for background, vomit, </text:span><text:span text:style-name="T302">other </text:span><text:span text:style-name="T290">kids, teacher and Alien).</text:span></text:p>
      <text:p text:style-name="P90"><text:tab/><text:tab/><text:span text:style-name="T67">1 Alien detection collider</text:span><text:span text:style-name="T290">.</text:span></text:p>
      <text:p text:style-name="P90"><text:tab/><text:tab/><text:span text:style-name="T67">1 waving collider</text:span><text:span text:style-name="T290">.</text:span></text:p>
      <text:p text:style-name="P90"><text:span text:style-name="T319"><text:tab/><text:tab/></text:span><text:span text:style-name="T80">1 emitter point for their projectiles</text:span><text:span text:style-name="T319">.</text:span></text:p>
      <text:p text:style-name="P90"/>
      <text:p text:style-name="P91"><text:tab/><text:span text:style-name="T81">Vomiting</text:span><text:span text:style-name="T80"> Kids have </text:span><text:span text:style-name="T82">2</text:span><text:span text:style-name="T80"> colliders:</text:span></text:p>
      <text:p text:style-name="P91"><text:span text:style-name="T80"><text:tab/><text:tab/></text:span><text:span text:style-name="T67">1 obstacle collider</text:span><text:span text:style-name="T290"> (for background, vomit, </text:span><text:span text:style-name="T302">other </text:span><text:span text:style-name="T290">kids, teacher and Alien).</text:span></text:p>
      <text:p text:style-name="P91"><text:soft-page-break/><text:tab/><text:tab/><text:span text:style-name="T81">1</text:span><text:span text:style-name="T71"> collider</text:span><text:span text:style-name="T297"> to </text:span><text:span text:style-name="T71">never unleash a vomit puddle that intersects with the background </text:span><text:span text:style-name="T79">colliders</text:span><text:span text:style-name="T319">.</text:span></text:p>
      <text:p text:style-name="P91"/>
      <text:p text:style-name="P91"><text:span text:style-name="T319"><text:tab/></text:span><text:span text:style-name="T81">Crying</text:span><text:span text:style-name="T80"> Kids have </text:span><text:span text:style-name="T92">4</text:span><text:span text:style-name="T81"> </text:span><text:span text:style-name="T80">colliders:</text:span></text:p>
      <text:p text:style-name="P91"><text:span text:style-name="T80"><text:tab/><text:tab/></text:span><text:span text:style-name="T67">1 obstacle collider</text:span><text:span text:style-name="T290"> (for background, vomit, </text:span><text:span text:style-name="T302">other </text:span><text:span text:style-name="T290">kids, teacher and Alien).</text:span></text:p>
      <text:p text:style-name="P91"><text:tab/><text:tab/><text:span text:style-name="T81">1 c</text:span><text:span text:style-name="T71">ollider to detect if they are close enough to the Alien to start kicking him.</text:span></text:p>
      <text:p text:style-name="P91"><text:tab/><text:tab/><text:span text:style-name="T67">1 waving collider</text:span><text:span text:style-name="T290">.</text:span></text:p>
      <text:p text:style-name="P91"><text:span text:style-name="T319"><text:tab/><text:tab/></text:span><text:span text:style-name="T81">1 attack </text:span><text:span text:style-name="T79">collider</text:span><text:span text:style-name="T319">.</text:span></text:p>
      <text:p text:style-name="P83"/>
      <text:p text:style-name="P83"><text:tab/><text:span text:style-name="T68">The </text:span><text:span text:style-name="T82">T</text:span><text:span text:style-name="T68">eacher has 2 colliders:</text:span></text:p>
      <text:p text:style-name="P84"><text:tab/><text:tab/><text:span text:style-name="T67">1 obstacle collider</text:span><text:span text:style-name="T290"> (for background, vomit, kids and the Alien).</text:span></text:p>
      <text:p text:style-name="P84"><text:span text:style-name="T290"><text:tab/><text:tab/></text:span><text:span text:style-name="T67">1 </text:span><text:span text:style-name="T69">fight </text:span><text:span text:style-name="T67">detection collider </text:span><text:span text:style-name="T79">(!)</text:span><text:span text:style-name="T290">.</text:span></text:p>
      <text:p text:style-name="P84"/>
      <text:p text:style-name="P84"><text:tab/><text:span text:style-name="T68">The </text:span><text:span text:style-name="T82">A</text:span><text:span text:style-name="T68">lien has 2 colliders:</text:span></text:p>
      <text:p text:style-name="P84"><text:tab/><text:tab/><text:span text:style-name="T68">1 obstacle collider</text:span><text:span text:style-name="T67"> </text:span><text:span text:style-name="T290">(for background, kids </text:span><text:span text:style-name="T291">and</text:span><text:span text:style-name="T290"> the teacher).</text:span></text:p>
      <text:p text:style-name="P84"><text:tab/><text:tab/><text:span text:style-name="T68">1 “get hit” collider</text:span><text:span text:style-name="T291">.</text:span></text:p>
      <text:p text:style-name="P84"/>
      <text:p text:style-name="P84"><text:tab/><text:span text:style-name="T90">When a projectile hits the Alien, the projectile</text:span><text:span text:style-name="T92"> </text:span><text:span text:style-name="T90">flas</text:span><text:span text:style-name="T92">h</text:span><text:span text:style-name="T96">es</text:span><text:span text:style-name="T90"> white for 1 frame then </text:span><text:span text:style-name="T92">the projectile</text:span><text:span text:style-name="T90"> disappear</text:span><text:span text:style-name="T92">s</text:span><text:span text:style-name="T334">.</text:span></text:p>
      <text:p text:style-name="P84"/>
      <text:p text:style-name="P10">About screen shaders</text:p>
      <text:p text:style-name="P13"/>
      <text:p text:style-name="P72"><text:tab/><text:span text:style-name="T337">The game starts with the basic Screen_Overlay.tscn. It’ll be used everywhere except in game.</text:span></text:p>
      <text:p text:style-name="P73"><text:tab/><text:span text:style-name="T337">When using the Transition screen, </text:span><text:span text:style-name="T338">if</text:span><text:span text:style-name="T337"> needed, we’ll use it also to cross fade between two different screen overlays.</text:span></text:p>
      <text:p text:style-name="P73"><text:span text:style-name="T337"><text:tab/>As all screen overlays use the CRT_2 shader, we’d better extract it from the sets and give him a scene </text:span><text:span text:style-name="T339">to itself</text:span><text:span text:style-name="T337"> in order to help cross fades (as they use a lot the GPU resources) so that </text:span><text:span text:style-name="T339">it</text:span><text:span text:style-name="T337"> won’t need to cross fade </text:span><text:span text:style-name="T339">(it also won’t be animated)</text:span><text:span text:style-name="T337">.</text:span></text:p>
      <text:p text:style-name="P75"><text:tab/>Death.tscn hits without any transition and the Game_Overlay used gets back to its default value (otherwise we won’t be able to read anything).</text:p>
      <text:p text:style-name="P72"><text:tab/><text:span text:style-name="T339">No</text:span><text:span text:style-name="T337"> transition between menu screens.</text:span></text:p>
      <text:p text:style-name="P72"/>
      <text:p text:style-name="P72"/>
      <text:p text:style-name="P72"><text:tab/><text:span text:style-name="T101">Now game overlay scenes incorporate AnimationPlayers so no code is needed but for Game_overlay_1.tscn as we have to randomly choose if Aberration, Brightness, Saturation and Contrast go toward positive or negative values.</text:span></text:p>
      <text:p text:style-name="P72"><text:span text:style-name="T101"><text:tab/></text:span><text:span text:style-name="T212">I made some tests and it happens that transitions between Screen_Overlay.tscn and game overlays aren’t fully accurate… </text:span><text:span text:style-name="T213">We need to find a way to fade between those as Screen_Overlay.tscn do not use the same shaders as game overlays. </text:span><text:span text:style-name="T111">Would using the beam down animation to do that fix the issue?</text:span></text:p>
      <text:p text:style-name="P74"/>
      <text:p text:style-name="P72"><text:tab/><text:span text:style-name="T282">As it is, the transition scene doesn’t cross fades between two playing scenes but between a screenshot of the active scene that will replace the scene and the following scene. That’s not “</text:span><text:span text:style-name="T283">perfect”</text:span><text:span text:style-name="T282"> (I don’t know how to cross fade between to “active scenes”. Is there </text:span><text:span text:style-name="T283">even </text:span><text:span text:style-name="T282">a way to do that without asking too much to the GPU?</text:span></text:p>
      <text:p text:style-name="P14"/>
      <text:p text:style-name="P9">“Script” of a game</text:p>
      <text:p text:style-name="P76"/>
      <text:p text:style-name="P80"><text:tab/>Contrary to what you can hear in the “demo”, the music <text:span text:style-name="T355">shouldn’t</text:span> be interrupted by changing menu screens. <text:span text:style-name="T355">The same music (MENUS.wav) plays until the game itself.</text:span></text:p>
      <text:p text:style-name="P76"/>
      <text:p text:style-name="P76"><text:tab/><text:span text:style-name="T336">When starting </text:span><text:span text:style-name="T339">a </text:span><text:span text:style-name="T336">game (using </text:span><text:span text:style-name="T339">the </text:span><text:span text:style-name="T336">Beam me down, Gudrun! Button), we’ll use the transition screen to go to the game itself. Music will cross fade from music of the menus to the game music </text:span><text:span text:style-name="T339">while the transition screen plays</text:span><text:span text:style-name="T336"> (starting with INTRO_GAME.wav music then plying in loop the INGAME.wav music).</text:span></text:p>
      <text:p text:style-name="P76"/>
      <text:p text:style-name="P76"><text:tab/><text:span text:style-name="T336">Death screen will hit without any transition. When hitting the A button on this screen then we’ll use the transition screen again and cross fading music from here </text:span><text:span text:style-name="T337">back </text:span><text:span text:style-name="T336">to the game (just as described above). Any other button will bring back the Menu scene (Menu.tscn) </text:span><text:span text:style-name="T337">with the transition</text:span><text:span text:style-name="T336">.</text:span></text:p>
      <text:p text:style-name="P76"/>
      <text:p text:style-name="P12">About Menus <text:span text:style-name="T352">(and hidden talent)</text:span></text:p>
      <text:p text:style-name="P77"/>
      <text:p text:style-name="P77"><text:tab/><text:span text:style-name="T347">After going one time to the Credits.tscn </text:span><text:span text:style-name="T352">and </text:span><text:span text:style-name="T350">back</text:span><text:span text:style-name="T347"> to the previous menu (Menu.tscn)</text:span><text:span text:style-name="T350"> </text:span><text:span text:style-name="T347">then appears the new </text:span><text:span text:style-name="T98">(x)</text:span><text:span text:style-name="T347"> option that allows the player to access the Dialogue.tscn.</text:span></text:p>
      <text:p text:style-name="P77"/>
      <text:p text:style-name="P77"/>
      <text:p text:style-name="P46"><text:span text:style-name="T48">CONDITIONS to UNLOCK </text:span><text:span text:style-name="T49">Der Techniker</text:span><text:span text:style-name="T48">:</text:span></text:p>
      <text:p text:style-name="P46"/>
      <text:p text:style-name="P45"><text:span text:style-name="T177"><text:tab/></text:span><text:span text:style-name="T202">Reaching the </text:span><text:span text:style-name="T203">Shutdown_Overlay</text:span><text:span text:style-name="T202">.tscn with every </text:span><text:span text:style-name="T203">single </text:span><text:span text:style-name="T202">talent unlocks the </text:span><text:span text:style-name="T95">Der Techniker</text:span><text:span text:style-name="T202"> talent.</text:span></text:p>
      <text:p text:style-name="P105"><text:span text:style-name="T346">O</text:span>R</text:p>
      <text:p text:style-name="P78"><text:tab/><text:span text:style-name="T206">Watching</text:span><text:span text:style-name="T99"> Dialogue.tscn </text:span><text:span text:style-name="T50">entirely</text:span><text:span text:style-name="T99"> </text:span><text:span text:style-name="T206">allows the access to</text:span><text:span text:style-name="T99"> </text:span><text:span text:style-name="T50">Der Techniker</text:span><text:span text:style-name="T99"> </text:span><text:span text:style-name="T206">talent </text:span><text:span text:style-name="T210">(</text:span><text:span text:style-name="T133">I’d rather choose this one</text:span><text:span text:style-name="T210">)!</text:span></text:p>
      <text:p text:style-name="P77"><text:line-break/></text:p>
      <text:p text:style-name="P8">Shaders</text:p>
      <text:p text:style-name="P16"/>
      <text:p text:style-name="P18"><text:tab/><text:span text:style-name="T137">The game overlay </text:span><text:span text:style-name="T323">(</text:span><text:span text:style-name="T322">Game_Overlay_1</text:span><text:span text:style-name="T323">(</text:span><text:span text:style-name="T322">or 2 or 3</text:span><text:span text:style-name="T323">)</text:span><text:span text:style-name="T322">.</text:span><text:span text:style-name="T323">tscn</text:span><text:span text:style-name="T322">)</text:span><text:span text:style-name="T137"> is </text:span><text:span text:style-name="T13">randomly</text:span><text:span text:style-name="T137"> selected before the game starts </text:span><text:span text:style-name="T154">(!)</text:span><text:span text:style-name="T137">.</text:span></text:p>
      <text:p text:style-name="P18"/>
      <text:p text:style-name="P19"><text:span text:style-name="T137"><text:tab/></text:span><text:span text:style-name="T150">If time comes, </text:span><text:span text:style-name="T324">Shutdown_Overlay.tscn</text:span><text:span text:style-name="T150"> is inserted </text:span><text:span text:style-name="T87">between</text:span><text:span text:style-name="T150"> the </text:span><text:span text:style-name="T87">game</text:span><text:span text:style-name="T150"> and </text:span><text:span text:style-name="T322">Game_Overlay_1</text:span><text:span text:style-name="T323">(</text:span><text:span text:style-name="T322">or 2 or 3</text:span><text:span text:style-name="T323">)</text:span><text:span text:style-name="T322">.</text:span><text:span text:style-name="T323">tscn</text:span><text:span text:style-name="T149"> </text:span><text:span text:style-name="T88">AND </text:span><text:span text:style-name="T89">shader </text:span><text:span text:style-name="T88">values are reset instantly</text:span><text:span text:style-name="T255"> (or in the first 2 frames of the shutdown overlay animation, we’ll test that)</text:span><text:span text:style-name="T151">. </text:span><text:span text:style-name="T155">Of course, that will depend on how the project is handled in Godot.</text:span></text:p>
      <text:p text:style-name="P11">A few words about the “demo”</text:p>
      <text:p text:style-name="P17"/>
      <text:p text:style-name="P20"><text:span text:style-name="T152"><text:tab/></text:span><text:span text:style-name="T153">The demo is absolutely irrelevant considering gameplay. </text:span><text:span text:style-name="T154">In the release version of the game, of course, </text:span><text:span text:style-name="T153">Background won’t hurt the alien. As is, it’s just a way so make the Death screen appear.<text:line-break/><text:tab/>As a matter of fact, there’s nothing like gameplay in it. It’s about showing off </text:span><text:span text:style-name="T154">what </text:span><text:span text:style-name="T153">it’s actually graphically looking like, nothing more.</text:span></text:p>
      <text:p text:style-name="P20"/>
      <text:p text:style-name="P20"/>
      <text:p text:style-name="P79"><text:span text:style-name="T349"><text:tab/></text:span><text:span text:style-name="T230">Here’s the text in the Dialogue scene</text:span><text:span text:style-name="T349">, </text:span><text:span text:style-name="T351">(</text:span><text:span text:style-name="T354">heavily</text:span><text:span text:style-name="T351">) inspired by Alexandre Astier’s Kaamelott</text:span><text:span text:style-name="T349">:</text:span></text:p>
      <text:p text:style-name="P79"/>
      <text:p text:style-name="P79"><text:span text:style-name="T211"><text:tab/>- Hail </text:span><text:span text:style-name="T207">Brünhild</text:span><text:span text:style-name="T211">!<text:line-break/><text:tab/>- Hail Hildegard, </text:span><text:span text:style-name="T208">O</text:span><text:span text:style-name="T211"> great </text:span><text:span text:style-name="T209">Tep</text:span><text:span text:style-name="T211">endicular of all!<text:line-break/><text:tab/>- </text:span><text:span text:style-name="T207">Brünhild</text:span><text:span text:style-name="T211">, we need you for a mission of the utmost importance this day, </text:span><text:span text:style-name="T208">O</text:span><text:span text:style-name="T211"> you, our greatest exosociologist and oncologist (and also rheumatologist) now retired.<text:line-break/><text:tab/>- I cannot refuse you anything, O Hildegard, you who taught my son Ursula to read (but not to count).<text:line-break/><text:tab/>- Due to a strange disease that, contrary to all expectations, seems to be endowed with a primary form of intelligence, life on </text:span><text:span text:style-name="T208">this</text:span><text:span text:style-name="T211"> planet is on the verge of extinction. We need to...<text:line-break/><text:tab/>- Say no more O Hildegard, I'm </text:span><text:span text:style-name="T207">going</text:span><text:span text:style-name="T211"> immediately!</text:span></text:p>
      <text:p text:style-name="P3">Options</text:p>
      <text:p text:style-name="P54"/>
      <text:p text:style-name="P67"><text:tab/><text:span text:style-name="T257">Adding 1</text:span><text:span text:style-name="T170"> </text:span><text:span text:style-name="T165">more </text:span><text:span text:style-name="T170">difficulty mode </text:span><text:span text:style-name="T163">to the normal one</text:span><text:span text:style-name="T170">: </text:span><text:span text:style-name="T121">Super Hyper Mega </text:span><text:span text:style-name="T122">Hardcore</text:span><text:span text:style-name="T170"> (more enemies moving and attacking quickly, nerfed Alien skills, slower Alien, </text:span><text:span text:style-name="T166">enemies dealing more damage</text:span><text:span text:style-name="T170">).</text:span></text:p>
      <text:p text:style-name="P66"><text:span text:style-name="T170"><text:tab/></text:span><text:span text:style-name="T171">Up to 4 </text:span><text:span text:style-name="T172">Alien</text:span><text:span text:style-name="T164">s</text:span><text:span text:style-name="T171"> simultaneously </text:span><text:span text:style-name="T174">(bigger map)</text:span><text:span text:style-name="T171">.</text:span></text:p>
      <text:p text:style-name="P68"><text:span text:style-name="T113"><text:tab/></text:span><text:span text:style-name="T163">O</text:span><text:span text:style-name="T113">nline mode.</text:span></text:p>
      <text:p text:style-name="P68"><text:span text:style-name="T135"><text:tab/></text:span><text:span text:style-name="T234">Adding new Alien</text:span><text:span text:style-name="T270">s</text:span><text:span text:style-name="T234"> would be great.</text:span></text:p>
      <text:p text:style-name="P71"><text:tab/>Adding new skillls.</text:p>
      <text:p text:style-name="P65"><text:tab/><text:span text:style-name="T234">Adding new </text:span>enemies<text:span text:style-name="T234"> </text:span><text:span text:style-name="T257">(with new behaviors) </text:span><text:span text:style-name="T234">would be great </text:span>too<text:span text:style-name="T234">.</text:span></text:p>
      <text:p text:style-name="P58"><text:tab/>With a lot of courage, new maps would also be added…</text:p>
      <text:p text:style-name="P6">What we borrowed from the world outside:</text:p>
      <text:p text:style-name="P7"/>
      <text:p text:style-name="P96"><text:span text:style-name="T292">Assets from </text:span><text:a xlink:type="simple" xlink:href="http://animallogic.com/alab/" text:style-name="Internet_20_link" text:visited-style-name="Visited_20_Internet_20_Link">Animallogic</text:a></text:p>
      <text:p text:style-name="P96"><text:span text:style-name="T293">Fonts</text:span><text:span text:style-name="T292"> from </text:span><text:a xlink:type="simple" xlink:href="http://www.iconian.com/" text:style-name="Internet_20_link" text:visited-style-name="Visited_20_Internet_20_Link">Iconian Fonts</text:a></text:p>
      <text:p text:style-name="P108"><text:span text:style-name="T145">Sound</text:span><text:span text:style-name="T146">s</text:span><text:span text:style-name="T145"> from </text:span><text:a xlink:type="simple" xlink:href="http://www.mixkit.co/" text:style-name="Internet_20_link" text:visited-style-name="Visited_20_Internet_20_Link"><text:span text:style-name="T275">Mixkit.co</text:span></text:a><text:span text:style-name="T156">, </text:span><text:a xlink:type="simple" xlink:href="http://freesound.org/" text:style-name="Internet_20_link" text:visited-style-name="Visited_20_Internet_20_Link"><text:span text:style-name="T275">Freesound.org</text:span></text:a><text:span text:style-name="T157">, </text:span><text:a xlink:type="simple" xlink:href="http://www.quicksounds.com/" text:style-name="Internet_20_link" text:visited-style-name="Visited_20_Internet_20_Link"><text:span text:style-name="T296">Quicksounds.com</text:span></text:a></text:p>
      <text:p text:style-name="P107"><text:span text:style-name="T143">Video shaders by </text:span><text:a xlink:type="simple" xlink:href="http://twitter.com/ahopness/" text:style-name="Internet_20_link" text:visited-style-name="Visited_20_Internet_20_Link"><text:span text:style-name="T275">Ahopness</text:span></text:a><text:span text:style-name="T143"> </text:span><text:span text:style-name="T144">(original shaders by: </text:span><text:span text:style-name="T190">Timothy Lottes, Keijiro, Ehj1, FMS_Cat),</text:span><text:span text:style-name="T142"> </text:span><text:a xlink:type="simple" xlink:href="http://godotshaders.com/author/arlez80/" text:style-name="Internet_20_link" text:visited-style-name="Visited_20_Internet_20_Link"><text:span text:style-name="T275">Yui Kinomoto</text:span></text:a><text:span text:style-name="T158">, </text:span><text:a xlink:type="simple" xlink:href="http://godotshaders.com/author/pend00/" text:style-name="Internet_20_link" text:visited-style-name="Visited_20_Internet_20_Link"><text:span text:style-name="T295">Peter Höglund</text:span></text:a></text:p>
      <text:p text:style-name="P110"><text:a xlink:type="simple" xlink:href="http://www.youtube.com/@Gdquest" text:style-name="Internet_20_link" text:visited-style-name="Visited_20_Internet_20_Link"><text:span text:style-name="T332">S</text:span></text:a><text:span text:style-name="T332">tuff from </text:span><text:a xlink:type="simple" xlink:href="http://www.youtube.com/@PlayWithFurcifer" text:style-name="Internet_20_link" text:visited-style-name="Visited_20_Internet_20_Link"><text:span text:style-name="T340">Play</text:span><text:span text:style-name="T341">W</text:span><text:span text:style-name="T340">ithFurcifer</text:span></text:a><text:span text:style-name="T342">, </text:span><text:a xlink:type="simple" xlink:href="http://www.youtube.com/@jontopielski6227" text:style-name="Internet_20_link" text:visited-style-name="Visited_20_Internet_20_Link"><text:span text:style-name="T343">Jon Topielski</text:span></text:a><text:span text:style-name="T343">, </text:span></text:p>
      <text:p text:style-name="P109"/>
      <text:p text:style-name="P89">Did we forget something/<text:span text:style-name="T294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9-24T15:53:14.187000000</dc:date>
    <meta:editing-duration>P1DT4H39S</meta:editing-duration>
    <meta:editing-cycles>152</meta:editing-cycles>
    <meta:generator>LibreOffice/7.5.0.3$Windows_X86_64 LibreOffice_project/c21113d003cd3efa8c53188764377a8272d9d6de</meta:generator>
    <meta:document-statistic meta:table-count="0" meta:image-count="0" meta:object-count="0" meta:page-count="16" meta:paragraph-count="175" meta:word-count="2600" meta:character-count="15600" meta:non-whitespace-character-count="12972"/>
  </office:meta>
</office:document-meta>
</file>